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0.8602in"/>
    </style:style>
    <style:style style:name="co8" style:family="table-column">
      <style:table-column-properties fo:break-before="auto" style:column-width="0.7925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1.098in"/>
    </style:style>
    <style:style style:name="co12" style:family="table-column">
      <style:table-column-properties fo:break-before="auto" style:column-width="0.8146in"/>
    </style:style>
    <style:style style:name="co13" style:family="table-column">
      <style:table-column-properties fo:break-before="auto" style:column-width="1.120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21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21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 fo:background-color="transparent" style:rotation-angle="90"/>
      <style:paragraph-properties fo:text-align="center" fo:margin-left="0in"/>
      <style:text-properties fo:color="#000000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8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 style:data-style-name="N121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3" style:family="table-cell" style:parent-style-name="Default" style:data-style-name="N121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24" style:family="table-cell" style:parent-style-name="Default" style:data-style-name="N121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25" style:family="table-cell" style:parent-style-name="Default" style:data-style-name="N121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</style:style>
    <style:style style:name="ce26" style:family="table-cell" style:parent-style-name="Default" style:data-style-name="N121">
      <style:table-cell-properties fo:background-color="#c0c0c0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 style:data-style-name="N121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9" style:family="table-cell" style:parent-style-name="Default" style:data-style-name="N121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fo:background-color="transparent" style:rotation-angle="90" style:rotation-align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2" style:family="table-cell" style:parent-style-name="Default" style:data-style-name="N121">
      <style:table-cell-properties style:text-align-source="fix" style:repeat-content="false" fo:background-color="transparent" style:rotation-angle="90" style:rotation-align="none"/>
      <style:paragraph-properties fo:text-align="center" fo:margin-left="0in"/>
      <style:text-properties fo:color="#000000"/>
    </style:style>
    <style:style style:name="ce33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 style:data-style-name="N121">
      <style:table-cell-properties fo:background-color="#c0c0c0" style:text-align-source="fix" style:repeat-content="false" fo:border="non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rotation-angle="90"/>
      <style:paragraph-properties fo:text-align="center" fo:margin-left="0in"/>
      <style:text-properties fo:color="#000000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4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48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1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7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2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9" style:family="table-cell" style:parent-style-name="Default" style:data-style-name="N2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1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  <style:style style:name="ce72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 style:data-style-name="N2">
      <style:text-properties fo:font-weight="bold" style:font-weight-asian="bold" style:font-weight-complex="bold"/>
    </style:style>
    <style:style style:name="ce80" style:family="table-cell" style:parent-style-name="Default" style:data-style-name="N2"/>
    <style:style style:name="ce81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compute_flux" table:style-name="ta1">
        <table:shapes>
          <draw:frame draw:z-index="0" draw:style-name="gr1" svg:width="6.2988in" svg:height="2.3161in" svg:x="4.25in" svg:y="1.4339in">
            <draw:object draw:notify-on-update-of-ranges="compute_flux.J3:compute_flux.N3 compute_flux.J8:compute_flux.N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5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 table:number-columns-spanned="7" table:number-rows-spanned="2">
            <text:p>compute_flux kernel profiling – miliseconds</text:p>
          </table:table-cell>
          <table:covered-table-cell table:number-columns-repeated="6" table:style-name="ce6"/>
          <table:table-cell/>
          <table:table-cell table:style-name="ce20" office:value-type="string" table:number-columns-spanned="6" table:number-rows-spanned="2">
            <text:p>Final table</text:p>
          </table:table-cell>
          <table:covered-table-cell table:number-columns-repeated="5"/>
          <table:table-cell table:number-columns-repeated="1010"/>
        </table:table-row>
        <table:table-row table:style-name="ro1">
          <table:covered-table-cell table:style-name="ce2"/>
          <table:covered-table-cell table:number-columns-repeated="6" table:style-name="ce6"/>
          <table:table-cell/>
          <table:covered-table-cell table:number-columns-repeated="6"/>
          <table:table-cell table:number-columns-repeated="1010"/>
        </table:table-row>
        <table:table-row table:style-name="ro1">
          <table:table-cell table:style-name="ce3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2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style-name="ce21" office:value-type="string">
            <text:p>v04</text:p>
          </table:table-cell>
          <table:table-cell table:style-name="ce21" office:value-type="string">
            <text:p>v05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139383">
            <text:p>0.014</text:p>
          </table:table-cell>
          <table:table-cell table:style-name="ce13" office:value-type="float" office:value="0.0136779">
            <text:p>0.014</text:p>
          </table:table-cell>
          <table:table-cell table:style-name="ce13" office:value-type="float" office:value="0.0129421">
            <text:p>0.013</text:p>
          </table:table-cell>
          <table:table-cell table:style-name="ce13" office:value-type="float" office:value="0.0129724">
            <text:p>0.013</text:p>
          </table:table-cell>
          <table:table-cell table:style-name="ce16" office:value-type="float" office:value="0.0130092">
            <text:p>0.013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0.01230926">
            <text:p>0.012</text:p>
          </table:table-cell>
          <table:table-cell table:style-name="ce25" table:formula="of:=[.D9]" office:value-type="float" office:value="0.01209546">
            <text:p>0.012</text:p>
          </table:table-cell>
          <table:table-cell table:style-name="ce25" table:formula="of:=[.E9]" office:value-type="float" office:value="0.01153182">
            <text:p>0.012</text:p>
          </table:table-cell>
          <table:table-cell table:style-name="ce25" table:formula="of:=[.F9]" office:value-type="float" office:value="0.01163318">
            <text:p>0.012</text:p>
          </table:table-cell>
          <table:table-cell table:style-name="ce28" table:formula="of:=[.G9]" office:value-type="float" office:value="0.01155664">
            <text:p>0.012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119085">
            <text:p>0.012</text:p>
          </table:table-cell>
          <table:table-cell office:value-type="float" office:value="0.0116791">
            <text:p>0.012</text:p>
          </table:table-cell>
          <table:table-cell office:value-type="float" office:value="0.0111931">
            <text:p>0.011</text:p>
          </table:table-cell>
          <table:table-cell office:value-type="float" office:value="0.0116124">
            <text:p>0.012</text:p>
          </table:table-cell>
          <table:table-cell table:style-name="ce17" office:value-type="float" office:value="0.0111847">
            <text:p>0.011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0.01751868">
            <text:p>0.018</text:p>
          </table:table-cell>
          <table:table-cell table:style-name="ce26" table:formula="of:=[.D17]" office:value-type="float" office:value="0.01756992">
            <text:p>0.018</text:p>
          </table:table-cell>
          <table:table-cell table:style-name="ce26" table:formula="of:=[.E17]" office:value-type="float" office:value="0.01718004">
            <text:p>0.017</text:p>
          </table:table-cell>
          <table:table-cell table:style-name="ce26" table:formula="of:=[.F17]" office:value-type="float" office:value="0.01710882">
            <text:p>0.017</text:p>
          </table:table-cell>
          <table:table-cell table:style-name="ce29" table:formula="of:=[.G17]" office:value-type="float" office:value="0.01709478">
            <text:p>0.017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118488">
            <text:p>0.012</text:p>
          </table:table-cell>
          <table:table-cell office:value-type="float" office:value="0.0116701">
            <text:p>0.012</text:p>
          </table:table-cell>
          <table:table-cell office:value-type="float" office:value="0.0111646">
            <text:p>0.011</text:p>
          </table:table-cell>
          <table:table-cell office:value-type="float" office:value="0.011202">
            <text:p>0.011</text:p>
          </table:table-cell>
          <table:table-cell table:style-name="ce17" office:value-type="float" office:value="0.0112056">
            <text:p>0.011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0.04590026">
            <text:p>0.046</text:p>
          </table:table-cell>
          <table:table-cell table:style-name="ce26" table:formula="of:=[.D25]" office:value-type="float" office:value="0.04575934">
            <text:p>0.046</text:p>
          </table:table-cell>
          <table:table-cell table:style-name="ce26" table:formula="of:=[.E25]" office:value-type="float" office:value="0.04489472">
            <text:p>0.045</text:p>
          </table:table-cell>
          <table:table-cell table:style-name="ce26" table:formula="of:=[.F25]" office:value-type="float" office:value="0.0449106">
            <text:p>0.045</text:p>
          </table:table-cell>
          <table:table-cell table:style-name="ce29" table:formula="of:=[.G25]" office:value-type="float" office:value="0.04486746">
            <text:p>0.045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119081">
            <text:p>0.012</text:p>
          </table:table-cell>
          <table:table-cell office:value-type="float" office:value="0.0116978">
            <text:p>0.012</text:p>
          </table:table-cell>
          <table:table-cell office:value-type="float" office:value="0.0111856">
            <text:p>0.011</text:p>
          </table:table-cell>
          <table:table-cell office:value-type="float" office:value="0.0111795">
            <text:p>0.011</text:p>
          </table:table-cell>
          <table:table-cell table:style-name="ce17" office:value-type="float" office:value="0.0111901">
            <text:p>0.011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0.1538054">
            <text:p>0.154</text:p>
          </table:table-cell>
          <table:table-cell table:style-name="ce26" table:formula="of:=[.D33]" office:value-type="float" office:value="0.1537044">
            <text:p>0.154</text:p>
          </table:table-cell>
          <table:table-cell table:style-name="ce26" table:formula="of:=[.E33]" office:value-type="float" office:value="0.1503684">
            <text:p>0.150</text:p>
          </table:table-cell>
          <table:table-cell table:style-name="ce26" table:formula="of:=[.F33]" office:value-type="float" office:value="0.150407">
            <text:p>0.150</text:p>
          </table:table-cell>
          <table:table-cell table:style-name="ce29" table:formula="of:=[.G33]" office:value-type="float" office:value="0.1503992">
            <text:p>0.150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119426">
            <text:p>0.012</text:p>
          </table:table-cell>
          <table:table-cell table:style-name="ce14" office:value-type="float" office:value="0.0117524">
            <text:p>0.012</text:p>
          </table:table-cell>
          <table:table-cell table:style-name="ce14" office:value-type="float" office:value="0.0111737">
            <text:p>0.011</text:p>
          </table:table-cell>
          <table:table-cell table:style-name="ce14" office:value-type="float" office:value="0.0111996">
            <text:p>0.011</text:p>
          </table:table-cell>
          <table:table-cell table:style-name="ce18" office:value-type="float" office:value="0.0111936">
            <text:p>0.011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0.7237724">
            <text:p>0.724</text:p>
          </table:table-cell>
          <table:table-cell table:style-name="ce27" table:formula="of:=[.D41]" office:value-type="float" office:value="0.7236776">
            <text:p>0.724</text:p>
          </table:table-cell>
          <table:table-cell table:style-name="ce27" table:formula="of:=[.E41]" office:value-type="float" office:value="0.7029384">
            <text:p>0.703</text:p>
          </table:table-cell>
          <table:table-cell table:style-name="ce27" table:formula="of:=[.F41]" office:value-type="float" office:value="0.7029834">
            <text:p>0.703</text:p>
          </table:table-cell>
          <table:table-cell table:style-name="ce30" table:formula="of:=[.G41]" office:value-type="float" office:value="0.7029932">
            <text:p>0.703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.01230926">
            <text:p>0.012</text:p>
          </table:table-cell>
          <table:table-cell table:style-name="ce15" table:formula="of:=AVERAGE([.D4:.D8])" office:value-type="float" office:value="0.01209546">
            <text:p>0.012</text:p>
          </table:table-cell>
          <table:table-cell table:style-name="ce15" table:formula="of:=AVERAGE([.E4:.E8])" office:value-type="float" office:value="0.01153182">
            <text:p>0.012</text:p>
          </table:table-cell>
          <table:table-cell table:style-name="ce15" table:formula="of:=AVERAGE([.F4:.F8])" office:value-type="float" office:value="0.01163318">
            <text:p>0.012</text:p>
          </table:table-cell>
          <table:table-cell table:style-name="ce19" table:formula="of:=AVERAGE([.G4:.G8])" office:value-type="float" office:value="0.01155664">
            <text:p>0.012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172209">
            <text:p>0.017</text:p>
          </table:table-cell>
          <table:table-cell table:style-name="ce13" office:value-type="float" office:value="0.0172927">
            <text:p>0.017</text:p>
          </table:table-cell>
          <table:table-cell table:style-name="ce13" office:value-type="float" office:value="0.0168314">
            <text:p>0.017</text:p>
          </table:table-cell>
          <table:table-cell table:style-name="ce13" office:value-type="float" office:value="0.0167718">
            <text:p>0.017</text:p>
          </table:table-cell>
          <table:table-cell table:style-name="ce16" office:value-type="float" office:value="0.0167846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186166">
            <text:p>0.019</text:p>
          </table:table-cell>
          <table:table-cell office:value-type="float" office:value="0.0186624">
            <text:p>0.019</text:p>
          </table:table-cell>
          <table:table-cell office:value-type="float" office:value="0.01863">
            <text:p>0.019</text:p>
          </table:table-cell>
          <table:table-cell office:value-type="float" office:value="0.0182523">
            <text:p>0.018</text:p>
          </table:table-cell>
          <table:table-cell table:style-name="ce17" office:value-type="float" office:value="0.0182149">
            <text:p>0.018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172938">
            <text:p>0.017</text:p>
          </table:table-cell>
          <table:table-cell office:value-type="float" office:value="0.0172723">
            <text:p>0.017</text:p>
          </table:table-cell>
          <table:table-cell office:value-type="float" office:value="0.0168198">
            <text:p>0.017</text:p>
          </table:table-cell>
          <table:table-cell office:value-type="float" office:value="0.0168007">
            <text:p>0.017</text:p>
          </table:table-cell>
          <table:table-cell table:style-name="ce17" office:value-type="float" office:value="0.0167948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172243">
            <text:p>0.017</text:p>
          </table:table-cell>
          <table:table-cell office:value-type="float" office:value="0.0173">
            <text:p>0.017</text:p>
          </table:table-cell>
          <table:table-cell office:value-type="float" office:value="0.016842">
            <text:p>0.017</text:p>
          </table:table-cell>
          <table:table-cell office:value-type="float" office:value="0.0168817">
            <text:p>0.017</text:p>
          </table:table-cell>
          <table:table-cell table:style-name="ce17" office:value-type="float" office:value="0.016834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172378">
            <text:p>0.017</text:p>
          </table:table-cell>
          <table:table-cell table:style-name="ce14" office:value-type="float" office:value="0.0173222">
            <text:p>0.017</text:p>
          </table:table-cell>
          <table:table-cell table:style-name="ce14" office:value-type="float" office:value="0.016777">
            <text:p>0.017</text:p>
          </table:table-cell>
          <table:table-cell table:style-name="ce14" office:value-type="float" office:value="0.0168376">
            <text:p>0.017</text:p>
          </table:table-cell>
          <table:table-cell table:style-name="ce18" office:value-type="float" office:value="0.0168456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.01751868">
            <text:p>0.018</text:p>
          </table:table-cell>
          <table:table-cell table:style-name="ce15" table:formula="of:=AVERAGE([.D12:.D16])" office:value-type="float" office:value="0.01756992">
            <text:p>0.018</text:p>
          </table:table-cell>
          <table:table-cell table:style-name="ce15" table:formula="of:=AVERAGE([.E12:.E16])" office:value-type="float" office:value="0.01718004">
            <text:p>0.017</text:p>
          </table:table-cell>
          <table:table-cell table:style-name="ce15" table:formula="of:=AVERAGE([.F12:.F16])" office:value-type="float" office:value="0.01710882">
            <text:p>0.017</text:p>
          </table:table-cell>
          <table:table-cell table:style-name="ce19" table:formula="of:=AVERAGE([.G12:.G16])" office:value-type="float" office:value="0.01709478">
            <text:p>0.017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458961">
            <text:p>0.046</text:p>
          </table:table-cell>
          <table:table-cell table:style-name="ce13" office:value-type="float" office:value="0.0457794">
            <text:p>0.046</text:p>
          </table:table-cell>
          <table:table-cell table:style-name="ce13" office:value-type="float" office:value="0.0449204">
            <text:p>0.045</text:p>
          </table:table-cell>
          <table:table-cell table:style-name="ce13" office:value-type="float" office:value="0.0448652">
            <text:p>0.045</text:p>
          </table:table-cell>
          <table:table-cell table:style-name="ce16" office:value-type="float" office:value="0.0448634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460214">
            <text:p>0.046</text:p>
          </table:table-cell>
          <table:table-cell office:value-type="float" office:value="0.0459014">
            <text:p>0.046</text:p>
          </table:table-cell>
          <table:table-cell office:value-type="float" office:value="0.0449658">
            <text:p>0.045</text:p>
          </table:table-cell>
          <table:table-cell office:value-type="float" office:value="0.0450479">
            <text:p>0.045</text:p>
          </table:table-cell>
          <table:table-cell table:style-name="ce17" office:value-type="float" office:value="0.0449381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460113">
            <text:p>0.046</text:p>
          </table:table-cell>
          <table:table-cell office:value-type="float" office:value="0.0457612">
            <text:p>0.046</text:p>
          </table:table-cell>
          <table:table-cell office:value-type="float" office:value="0.04493">
            <text:p>0.045</text:p>
          </table:table-cell>
          <table:table-cell office:value-type="float" office:value="0.0448769">
            <text:p>0.045</text:p>
          </table:table-cell>
          <table:table-cell table:style-name="ce17" office:value-type="float" office:value="0.0449076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45687">
            <text:p>0.046</text:p>
          </table:table-cell>
          <table:table-cell office:value-type="float" office:value="0.045578">
            <text:p>0.046</text:p>
          </table:table-cell>
          <table:table-cell office:value-type="float" office:value="0.0446955">
            <text:p>0.045</text:p>
          </table:table-cell>
          <table:table-cell office:value-type="float" office:value="0.0448168">
            <text:p>0.045</text:p>
          </table:table-cell>
          <table:table-cell table:style-name="ce17" office:value-type="float" office:value="0.0447265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458855">
            <text:p>0.046</text:p>
          </table:table-cell>
          <table:table-cell table:style-name="ce14" office:value-type="float" office:value="0.0457767">
            <text:p>0.046</text:p>
          </table:table-cell>
          <table:table-cell table:style-name="ce14" office:value-type="float" office:value="0.0449619">
            <text:p>0.045</text:p>
          </table:table-cell>
          <table:table-cell table:style-name="ce14" office:value-type="float" office:value="0.0449462">
            <text:p>0.045</text:p>
          </table:table-cell>
          <table:table-cell table:style-name="ce18" office:value-type="float" office:value="0.0449017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.04590026">
            <text:p>0.046</text:p>
          </table:table-cell>
          <table:table-cell table:style-name="ce15" table:formula="of:=AVERAGE([.D20:.D24])" office:value-type="float" office:value="0.04575934">
            <text:p>0.046</text:p>
          </table:table-cell>
          <table:table-cell table:style-name="ce15" table:formula="of:=AVERAGE([.E20:.E24])" office:value-type="float" office:value="0.04489472">
            <text:p>0.045</text:p>
          </table:table-cell>
          <table:table-cell table:style-name="ce15" table:formula="of:=AVERAGE([.F20:.F24])" office:value-type="float" office:value="0.0449106">
            <text:p>0.045</text:p>
          </table:table-cell>
          <table:table-cell table:style-name="ce19" table:formula="of:=AVERAGE([.G20:.G24])" office:value-type="float" office:value="0.04486746">
            <text:p>0.045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153938">
            <text:p>0.154</text:p>
          </table:table-cell>
          <table:table-cell table:style-name="ce13" office:value-type="float" office:value="0.153815">
            <text:p>0.154</text:p>
          </table:table-cell>
          <table:table-cell table:style-name="ce13" office:value-type="float" office:value="0.150419">
            <text:p>0.150</text:p>
          </table:table-cell>
          <table:table-cell table:style-name="ce13" office:value-type="float" office:value="0.15048">
            <text:p>0.150</text:p>
          </table:table-cell>
          <table:table-cell table:style-name="ce16" office:value-type="float" office:value="0.150513">
            <text:p>0.15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154246">
            <text:p>0.154</text:p>
          </table:table-cell>
          <table:table-cell office:value-type="float" office:value="0.154066">
            <text:p>0.154</text:p>
          </table:table-cell>
          <table:table-cell office:value-type="float" office:value="0.150623">
            <text:p>0.151</text:p>
          </table:table-cell>
          <table:table-cell office:value-type="float" office:value="0.150684">
            <text:p>0.151</text:p>
          </table:table-cell>
          <table:table-cell table:style-name="ce17" office:value-type="float" office:value="0.150623">
            <text:p>0.15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153707">
            <text:p>0.154</text:p>
          </table:table-cell>
          <table:table-cell office:value-type="float" office:value="0.153729">
            <text:p>0.154</text:p>
          </table:table-cell>
          <table:table-cell office:value-type="float" office:value="0.150367">
            <text:p>0.150</text:p>
          </table:table-cell>
          <table:table-cell office:value-type="float" office:value="0.150416">
            <text:p>0.150</text:p>
          </table:table-cell>
          <table:table-cell table:style-name="ce17" office:value-type="float" office:value="0.150435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153545">
            <text:p>0.154</text:p>
          </table:table-cell>
          <table:table-cell office:value-type="float" office:value="0.153437">
            <text:p>0.153</text:p>
          </table:table-cell>
          <table:table-cell office:value-type="float" office:value="0.150176">
            <text:p>0.150</text:p>
          </table:table-cell>
          <table:table-cell office:value-type="float" office:value="0.150184">
            <text:p>0.150</text:p>
          </table:table-cell>
          <table:table-cell table:style-name="ce17" office:value-type="float" office:value="0.150237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153591">
            <text:p>0.154</text:p>
          </table:table-cell>
          <table:table-cell table:style-name="ce14" office:value-type="float" office:value="0.153475">
            <text:p>0.153</text:p>
          </table:table-cell>
          <table:table-cell table:style-name="ce14" office:value-type="float" office:value="0.150257">
            <text:p>0.150</text:p>
          </table:table-cell>
          <table:table-cell table:style-name="ce14" office:value-type="float" office:value="0.150271">
            <text:p>0.150</text:p>
          </table:table-cell>
          <table:table-cell table:style-name="ce18" office:value-type="float" office:value="0.150188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.1538054">
            <text:p>0.154</text:p>
          </table:table-cell>
          <table:table-cell table:style-name="ce15" table:formula="of:=AVERAGE([.D28:.D32])" office:value-type="float" office:value="0.1537044">
            <text:p>0.154</text:p>
          </table:table-cell>
          <table:table-cell table:style-name="ce15" table:formula="of:=AVERAGE([.E28:.E32])" office:value-type="float" office:value="0.1503684">
            <text:p>0.150</text:p>
          </table:table-cell>
          <table:table-cell table:style-name="ce15" table:formula="of:=AVERAGE([.F28:.F32])" office:value-type="float" office:value="0.150407">
            <text:p>0.150</text:p>
          </table:table-cell>
          <table:table-cell table:style-name="ce19" table:formula="of:=AVERAGE([.G28:.G32])" office:value-type="float" office:value="0.1503992">
            <text:p>0.15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725734">
            <text:p>0.726</text:p>
          </table:table-cell>
          <table:table-cell table:style-name="ce13" office:value-type="float" office:value="0.725605">
            <text:p>0.726</text:p>
          </table:table-cell>
          <table:table-cell table:style-name="ce13" office:value-type="float" office:value="0.704481">
            <text:p>0.704</text:p>
          </table:table-cell>
          <table:table-cell table:style-name="ce13" office:value-type="float" office:value="0.704495">
            <text:p>0.704</text:p>
          </table:table-cell>
          <table:table-cell table:style-name="ce16" office:value-type="float" office:value="0.70448">
            <text:p>0.704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723341">
            <text:p>0.723</text:p>
          </table:table-cell>
          <table:table-cell office:value-type="float" office:value="0.723758">
            <text:p>0.724</text:p>
          </table:table-cell>
          <table:table-cell office:value-type="float" office:value="0.702725">
            <text:p>0.703</text:p>
          </table:table-cell>
          <table:table-cell office:value-type="float" office:value="0.702685">
            <text:p>0.703</text:p>
          </table:table-cell>
          <table:table-cell table:style-name="ce17" office:value-type="float" office:value="0.702741">
            <text:p>0.703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724463">
            <text:p>0.724</text:p>
          </table:table-cell>
          <table:table-cell office:value-type="float" office:value="0.724119">
            <text:p>0.724</text:p>
          </table:table-cell>
          <table:table-cell office:value-type="float" office:value="0.703628">
            <text:p>0.704</text:p>
          </table:table-cell>
          <table:table-cell office:value-type="float" office:value="0.703588">
            <text:p>0.704</text:p>
          </table:table-cell>
          <table:table-cell table:style-name="ce17" office:value-type="float" office:value="0.703697">
            <text:p>0.704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724464">
            <text:p>0.724</text:p>
          </table:table-cell>
          <table:table-cell office:value-type="float" office:value="0.724126">
            <text:p>0.724</text:p>
          </table:table-cell>
          <table:table-cell office:value-type="float" office:value="0.703197">
            <text:p>0.703</text:p>
          </table:table-cell>
          <table:table-cell office:value-type="float" office:value="0.703402">
            <text:p>0.703</text:p>
          </table:table-cell>
          <table:table-cell table:style-name="ce17" office:value-type="float" office:value="0.703348">
            <text:p>0.703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72086">
            <text:p>0.721</text:p>
          </table:table-cell>
          <table:table-cell table:style-name="ce14" office:value-type="float" office:value="0.72078">
            <text:p>0.721</text:p>
          </table:table-cell>
          <table:table-cell table:style-name="ce14" office:value-type="float" office:value="0.700661">
            <text:p>0.701</text:p>
          </table:table-cell>
          <table:table-cell table:style-name="ce14" office:value-type="float" office:value="0.700747">
            <text:p>0.701</text:p>
          </table:table-cell>
          <table:table-cell table:style-name="ce18" office:value-type="float" office:value="0.7007">
            <text:p>0.70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0.7237724">
            <text:p>0.724</text:p>
          </table:table-cell>
          <table:table-cell table:style-name="ce15" table:formula="of:=AVERAGE([.D36:.D40])" office:value-type="float" office:value="0.7236776">
            <text:p>0.724</text:p>
          </table:table-cell>
          <table:table-cell table:style-name="ce15" table:formula="of:=AVERAGE([.E36:.E40])" office:value-type="float" office:value="0.7029384">
            <text:p>0.703</text:p>
          </table:table-cell>
          <table:table-cell table:style-name="ce15" table:formula="of:=AVERAGE([.F36:.F40])" office:value-type="float" office:value="0.7029834">
            <text:p>0.703</text:p>
          </table:table-cell>
          <table:table-cell table:style-name="ce19" table:formula="of:=AVERAGE([.G36:.G40])" office:value-type="float" office:value="0.7029932">
            <text:p>0.703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" table:style-name="ta1">
        <table:shapes>
          <draw:frame draw:z-index="0" draw:style-name="gr1" svg:width="6.2988in" svg:height="2.2929in" svg:x="5.25in" svg:y="1.4571in">
            <draw:object draw:notify-on-update-of-ranges="update.L3:update.R3 update.L8:update.R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number-columns-repeated="1015" table:default-cell-style-name="ce5"/>
        <table:table-row table:style-name="ro1">
          <table:table-cell table:style-name="ce1" office:value-type="string" table:number-columns-spanned="9" table:number-rows-spanned="2">
            <text:p>update kernel profiling – miliseconds</text:p>
          </table:table-cell>
          <table:covered-table-cell table:number-columns-repeated="6" table:style-name="ce6"/>
          <table:covered-table-cell table:number-columns-repeated="2"/>
          <table:table-cell/>
          <table:table-cell table:style-name="ce20" office:value-type="string" table:number-columns-spanned="8" table:number-rows-spanned="2">
            <text:p>Final table</text:p>
          </table:table-cell>
          <table:covered-table-cell table:number-columns-repeated="7"/>
          <table:table-cell table:number-columns-repeated="1006"/>
        </table:table-row>
        <table:table-row table:style-name="ro1">
          <table:covered-table-cell table:style-name="ce2"/>
          <table:covered-table-cell table:number-columns-repeated="6" table:style-name="ce6"/>
          <table:covered-table-cell table:number-columns-repeated="2"/>
          <table:table-cell/>
          <table:covered-table-cell table:number-columns-repeated="8"/>
          <table:table-cell table:number-columns-repeated="1006"/>
        </table:table-row>
        <table:table-row table:style-name="ro1">
          <table:table-cell table:style-name="ce31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2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style-name="ce21" office:value-type="string">
            <text:p>v04</text:p>
          </table:table-cell>
          <table:table-cell table:style-name="ce21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0269433">
            <text:p>0.027</text:p>
          </table:table-cell>
          <table:table-cell table:style-name="ce13" office:value-type="float" office:value="0.024752">
            <text:p>0.025</text:p>
          </table:table-cell>
          <table:table-cell table:style-name="ce13" office:value-type="float" office:value="0.0246797">
            <text:p>0.025</text:p>
          </table:table-cell>
          <table:table-cell table:style-name="ce13" office:value-type="float" office:value="0.0247754">
            <text:p>0.025</text:p>
          </table:table-cell>
          <table:table-cell table:style-name="ce13" office:value-type="float" office:value="0.018543">
            <text:p>0.019</text:p>
          </table:table-cell>
          <table:table-cell table:style-name="ce13" office:value-type="float" office:value="0.0187338">
            <text:p>0.019</text:p>
          </table:table-cell>
          <table:table-cell table:style-name="ce16" office:value-type="float" office:value="0.0225789">
            <text:p>0.023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0.02694778">
            <text:p>0.027</text:p>
          </table:table-cell>
          <table:table-cell table:style-name="ce25" table:formula="of:=[.D9]" office:value-type="float" office:value="0.02478716">
            <text:p>0.025</text:p>
          </table:table-cell>
          <table:table-cell table:style-name="ce25" table:formula="of:=[.E9]" office:value-type="float" office:value="0.02472104">
            <text:p>0.025</text:p>
          </table:table-cell>
          <table:table-cell table:style-name="ce25" table:formula="of:=[.F9]" office:value-type="float" office:value="0.02482804">
            <text:p>0.025</text:p>
          </table:table-cell>
          <table:table-cell table:style-name="ce25" table:formula="of:=[.G9]" office:value-type="float" office:value="0.018547">
            <text:p>0.019</text:p>
          </table:table-cell>
          <table:table-cell table:style-name="ce25" table:formula="of:=[.H9]" office:value-type="float" office:value="0.01873442">
            <text:p>0.019</text:p>
          </table:table-cell>
          <table:table-cell table:style-name="ce28" table:formula="of:=[.I9]" office:value-type="float" office:value="0.02256976">
            <text:p>0.023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0269818">
            <text:p>0.027</text:p>
          </table:table-cell>
          <table:table-cell office:value-type="float" office:value="0.0248014">
            <text:p>0.025</text:p>
          </table:table-cell>
          <table:table-cell office:value-type="float" office:value="0.0246995">
            <text:p>0.025</text:p>
          </table:table-cell>
          <table:table-cell office:value-type="float" office:value="0.0247336">
            <text:p>0.025</text:p>
          </table:table-cell>
          <table:table-cell table:style-name="ce33" office:value-type="float" office:value="0.0185672">
            <text:p>0.019</text:p>
          </table:table-cell>
          <table:table-cell office:value-type="float" office:value="0.0187214">
            <text:p>0.019</text:p>
          </table:table-cell>
          <table:table-cell table:style-name="ce17" office:value-type="float" office:value="0.0225253">
            <text:p>0.023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0.04615778">
            <text:p>0.046</text:p>
          </table:table-cell>
          <table:table-cell table:style-name="ce34" table:formula="of:=[.D17]" office:value-type="float" office:value="0.04400794">
            <text:p>0.044</text:p>
          </table:table-cell>
          <table:table-cell table:style-name="ce34" table:formula="of:=[.E17]" office:value-type="float" office:value="0.0440025">
            <text:p>0.044</text:p>
          </table:table-cell>
          <table:table-cell table:style-name="ce34" table:formula="of:=[.F17]" office:value-type="float" office:value="0.04401324">
            <text:p>0.044</text:p>
          </table:table-cell>
          <table:table-cell table:style-name="ce34" table:formula="of:=[.G17]" office:value-type="float" office:value="0.03236494">
            <text:p>0.032</text:p>
          </table:table-cell>
          <table:table-cell table:style-name="ce34" table:formula="of:=[.H17]" office:value-type="float" office:value="0.03261824">
            <text:p>0.033</text:p>
          </table:table-cell>
          <table:table-cell table:style-name="ce29" table:formula="of:=[.I17]" office:value-type="float" office:value="0.02735294">
            <text:p>0.027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0269106">
            <text:p>0.027</text:p>
          </table:table-cell>
          <table:table-cell office:value-type="float" office:value="0.0247718">
            <text:p>0.025</text:p>
          </table:table-cell>
          <table:table-cell office:value-type="float" office:value="0.0247506">
            <text:p>0.025</text:p>
          </table:table-cell>
          <table:table-cell office:value-type="float" office:value="0.0248022">
            <text:p>0.025</text:p>
          </table:table-cell>
          <table:table-cell table:style-name="ce33" office:value-type="float" office:value="0.0185566">
            <text:p>0.019</text:p>
          </table:table-cell>
          <table:table-cell office:value-type="float" office:value="0.0187107">
            <text:p>0.019</text:p>
          </table:table-cell>
          <table:table-cell table:style-name="ce17" office:value-type="float" office:value="0.0225766">
            <text:p>0.023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0.1366106">
            <text:p>0.137</text:p>
          </table:table-cell>
          <table:table-cell table:style-name="ce34" table:formula="of:=[.D25]" office:value-type="float" office:value="0.1358416">
            <text:p>0.136</text:p>
          </table:table-cell>
          <table:table-cell table:style-name="ce34" table:formula="of:=[.E25]" office:value-type="float" office:value="0.1368808">
            <text:p>0.137</text:p>
          </table:table-cell>
          <table:table-cell table:style-name="ce34" table:formula="of:=[.F25]" office:value-type="float" office:value="0.137076">
            <text:p>0.137</text:p>
          </table:table-cell>
          <table:table-cell table:style-name="ce34" table:formula="of:=[.G25]" office:value-type="float" office:value="0.0903801">
            <text:p>0.090</text:p>
          </table:table-cell>
          <table:table-cell table:style-name="ce34" table:formula="of:=[.H25]" office:value-type="float" office:value="0.09058544">
            <text:p>0.091</text:p>
          </table:table-cell>
          <table:table-cell table:style-name="ce29" table:formula="of:=[.I25]" office:value-type="float" office:value="0.0924367">
            <text:p>0.092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0269387">
            <text:p>0.027</text:p>
          </table:table-cell>
          <table:table-cell office:value-type="float" office:value="0.0247445">
            <text:p>0.025</text:p>
          </table:table-cell>
          <table:table-cell office:value-type="float" office:value="0.0247133">
            <text:p>0.025</text:p>
          </table:table-cell>
          <table:table-cell office:value-type="float" office:value="0.0250648">
            <text:p>0.025</text:p>
          </table:table-cell>
          <table:table-cell table:style-name="ce33" office:value-type="float" office:value="0.0185029">
            <text:p>0.019</text:p>
          </table:table-cell>
          <table:table-cell office:value-type="float" office:value="0.0187504">
            <text:p>0.019</text:p>
          </table:table-cell>
          <table:table-cell table:style-name="ce17" office:value-type="float" office:value="0.02258">
            <text:p>0.023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0.7123568">
            <text:p>0.712</text:p>
          </table:table-cell>
          <table:table-cell table:style-name="ce34" table:formula="of:=[.D33]" office:value-type="float" office:value="0.5848358">
            <text:p>0.585</text:p>
          </table:table-cell>
          <table:table-cell table:style-name="ce34" table:formula="of:=[.E33]" office:value-type="float" office:value="0.5849778">
            <text:p>0.585</text:p>
          </table:table-cell>
          <table:table-cell table:style-name="ce34" table:formula="of:=[.F33]" office:value-type="float" office:value="0.58495">
            <text:p>0.585</text:p>
          </table:table-cell>
          <table:table-cell table:style-name="ce34" table:formula="of:=[.G33]" office:value-type="float" office:value="0.377782">
            <text:p>0.378</text:p>
          </table:table-cell>
          <table:table-cell table:style-name="ce34" table:formula="of:=[.H33]" office:value-type="float" office:value="0.3781186">
            <text:p>0.378</text:p>
          </table:table-cell>
          <table:table-cell table:style-name="ce29" table:formula="of:=[.I33]" office:value-type="float" office:value="0.3879694">
            <text:p>0.388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0269645">
            <text:p>0.027</text:p>
          </table:table-cell>
          <table:table-cell table:style-name="ce14" office:value-type="float" office:value="0.0248661">
            <text:p>0.025</text:p>
          </table:table-cell>
          <table:table-cell table:style-name="ce14" office:value-type="float" office:value="0.0247621">
            <text:p>0.025</text:p>
          </table:table-cell>
          <table:table-cell table:style-name="ce14" office:value-type="float" office:value="0.0247642">
            <text:p>0.025</text:p>
          </table:table-cell>
          <table:table-cell table:style-name="ce14" office:value-type="float" office:value="0.0185653">
            <text:p>0.019</text:p>
          </table:table-cell>
          <table:table-cell table:style-name="ce14" office:value-type="float" office:value="0.0187558">
            <text:p>0.019</text:p>
          </table:table-cell>
          <table:table-cell table:style-name="ce18" office:value-type="float" office:value="0.022588">
            <text:p>0.023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3.601578">
            <text:p>3.602</text:p>
          </table:table-cell>
          <table:table-cell table:style-name="ce27" table:formula="of:=[.D41]" office:value-type="float" office:value="3.034324">
            <text:p>3.034</text:p>
          </table:table-cell>
          <table:table-cell table:style-name="ce27" table:formula="of:=[.E41]" office:value-type="float" office:value="3.011622">
            <text:p>3.012</text:p>
          </table:table-cell>
          <table:table-cell table:style-name="ce27" table:formula="of:=[.F41]" office:value-type="float" office:value="3.011958">
            <text:p>3.012</text:p>
          </table:table-cell>
          <table:table-cell table:style-name="ce27" table:formula="of:=[.G41]" office:value-type="float" office:value="1.9809">
            <text:p>1.981</text:p>
          </table:table-cell>
          <table:table-cell table:style-name="ce27" table:formula="of:=[.H41]" office:value-type="float" office:value="1.978686">
            <text:p>1.979</text:p>
          </table:table-cell>
          <table:table-cell table:style-name="ce30" table:formula="of:=[.I41]" office:value-type="float" office:value="1.954806">
            <text:p>1.955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.02694778">
            <text:p>0.027</text:p>
          </table:table-cell>
          <table:table-cell table:style-name="ce15" table:formula="of:=AVERAGE([.D4:.D8])" office:value-type="float" office:value="0.02478716">
            <text:p>0.025</text:p>
          </table:table-cell>
          <table:table-cell table:style-name="ce15" table:formula="of:=AVERAGE([.E4:.E8])" office:value-type="float" office:value="0.02472104">
            <text:p>0.025</text:p>
          </table:table-cell>
          <table:table-cell table:style-name="ce15" table:formula="of:=AVERAGE([.F4:.F8])" office:value-type="float" office:value="0.02482804">
            <text:p>0.025</text:p>
          </table:table-cell>
          <table:table-cell table:style-name="ce15" table:formula="of:=AVERAGE([.G4:.G8])" office:value-type="float" office:value="0.018547">
            <text:p>0.019</text:p>
          </table:table-cell>
          <table:table-cell table:style-name="ce15" table:formula="of:=AVERAGE([.H4:.H8])" office:value-type="float" office:value="0.01873442">
            <text:p>0.019</text:p>
          </table:table-cell>
          <table:table-cell table:style-name="ce19" table:formula="of:=AVERAGE([.I4:.I8])" office:value-type="float" office:value="0.02256976">
            <text:p>0.023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0461786">
            <text:p>0.046</text:p>
          </table:table-cell>
          <table:table-cell table:style-name="ce13" office:value-type="float" office:value="0.044">
            <text:p>0.044</text:p>
          </table:table-cell>
          <table:table-cell table:style-name="ce13" office:value-type="float" office:value="0.0439414">
            <text:p>0.044</text:p>
          </table:table-cell>
          <table:table-cell table:style-name="ce13" office:value-type="float" office:value="0.0439517">
            <text:p>0.044</text:p>
          </table:table-cell>
          <table:table-cell table:style-name="ce13" office:value-type="float" office:value="0.0323352">
            <text:p>0.032</text:p>
          </table:table-cell>
          <table:table-cell table:style-name="ce13" office:value-type="float" office:value="0.0326413">
            <text:p>0.033</text:p>
          </table:table-cell>
          <table:table-cell table:style-name="ce16" office:value-type="float" office:value="0.0274154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0461811">
            <text:p>0.046</text:p>
          </table:table-cell>
          <table:table-cell office:value-type="float" office:value="0.043957">
            <text:p>0.044</text:p>
          </table:table-cell>
          <table:table-cell office:value-type="float" office:value="0.0439749">
            <text:p>0.044</text:p>
          </table:table-cell>
          <table:table-cell office:value-type="float" office:value="0.0440408">
            <text:p>0.044</text:p>
          </table:table-cell>
          <table:table-cell table:style-name="ce33" office:value-type="float" office:value="0.0323413">
            <text:p>0.032</text:p>
          </table:table-cell>
          <table:table-cell office:value-type="float" office:value="0.0325842">
            <text:p>0.033</text:p>
          </table:table-cell>
          <table:table-cell table:style-name="ce17" office:value-type="float" office:value="0.027345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046103">
            <text:p>0.046</text:p>
          </table:table-cell>
          <table:table-cell office:value-type="float" office:value="0.044071">
            <text:p>0.044</text:p>
          </table:table-cell>
          <table:table-cell office:value-type="float" office:value="0.0440957">
            <text:p>0.044</text:p>
          </table:table-cell>
          <table:table-cell office:value-type="float" office:value="0.0440497">
            <text:p>0.044</text:p>
          </table:table-cell>
          <table:table-cell table:style-name="ce33" office:value-type="float" office:value="0.0323789">
            <text:p>0.032</text:p>
          </table:table-cell>
          <table:table-cell office:value-type="float" office:value="0.032595">
            <text:p>0.033</text:p>
          </table:table-cell>
          <table:table-cell table:style-name="ce17" office:value-type="float" office:value="0.027299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0461456">
            <text:p>0.046</text:p>
          </table:table-cell>
          <table:table-cell office:value-type="float" office:value="0.043975">
            <text:p>0.044</text:p>
          </table:table-cell>
          <table:table-cell office:value-type="float" office:value="0.043972">
            <text:p>0.044</text:p>
          </table:table-cell>
          <table:table-cell office:value-type="float" office:value="0.0439582">
            <text:p>0.044</text:p>
          </table:table-cell>
          <table:table-cell table:style-name="ce33" office:value-type="float" office:value="0.0323402">
            <text:p>0.032</text:p>
          </table:table-cell>
          <table:table-cell office:value-type="float" office:value="0.0326189">
            <text:p>0.033</text:p>
          </table:table-cell>
          <table:table-cell table:style-name="ce17" office:value-type="float" office:value="0.027305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0461806">
            <text:p>0.046</text:p>
          </table:table-cell>
          <table:table-cell table:style-name="ce14" office:value-type="float" office:value="0.0440367">
            <text:p>0.044</text:p>
          </table:table-cell>
          <table:table-cell table:style-name="ce14" office:value-type="float" office:value="0.0440285">
            <text:p>0.044</text:p>
          </table:table-cell>
          <table:table-cell table:style-name="ce14" office:value-type="float" office:value="0.0440658">
            <text:p>0.044</text:p>
          </table:table-cell>
          <table:table-cell table:style-name="ce14" office:value-type="float" office:value="0.0324291">
            <text:p>0.032</text:p>
          </table:table-cell>
          <table:table-cell table:style-name="ce14" office:value-type="float" office:value="0.0326518">
            <text:p>0.033</text:p>
          </table:table-cell>
          <table:table-cell table:style-name="ce18" office:value-type="float" office:value="0.0274003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.04615778">
            <text:p>0.046</text:p>
          </table:table-cell>
          <table:table-cell table:style-name="ce15" table:formula="of:=AVERAGE([.D12:.D16])" office:value-type="float" office:value="0.04400794">
            <text:p>0.044</text:p>
          </table:table-cell>
          <table:table-cell table:style-name="ce15" table:formula="of:=AVERAGE([.E12:.E16])" office:value-type="float" office:value="0.0440025">
            <text:p>0.044</text:p>
          </table:table-cell>
          <table:table-cell table:style-name="ce15" table:formula="of:=AVERAGE([.F12:.F16])" office:value-type="float" office:value="0.04401324">
            <text:p>0.044</text:p>
          </table:table-cell>
          <table:table-cell table:style-name="ce15" table:formula="of:=AVERAGE([.G12:.G16])" office:value-type="float" office:value="0.03236494">
            <text:p>0.032</text:p>
          </table:table-cell>
          <table:table-cell table:style-name="ce15" table:formula="of:=AVERAGE([.H12:.H16])" office:value-type="float" office:value="0.03261824">
            <text:p>0.033</text:p>
          </table:table-cell>
          <table:table-cell table:style-name="ce19" table:formula="of:=AVERAGE([.I12:.I16])" office:value-type="float" office:value="0.02735294">
            <text:p>0.027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13679">
            <text:p>0.137</text:p>
          </table:table-cell>
          <table:table-cell table:style-name="ce13" office:value-type="float" office:value="0.135831">
            <text:p>0.136</text:p>
          </table:table-cell>
          <table:table-cell table:style-name="ce13" office:value-type="float" office:value="0.136802">
            <text:p>0.137</text:p>
          </table:table-cell>
          <table:table-cell table:style-name="ce13" office:value-type="float" office:value="0.137254">
            <text:p>0.137</text:p>
          </table:table-cell>
          <table:table-cell table:style-name="ce13" office:value-type="float" office:value="0.0904565">
            <text:p>0.090</text:p>
          </table:table-cell>
          <table:table-cell table:style-name="ce13" office:value-type="float" office:value="0.0906299">
            <text:p>0.091</text:p>
          </table:table-cell>
          <table:table-cell table:style-name="ce16" office:value-type="float" office:value="0.0924115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136597">
            <text:p>0.137</text:p>
          </table:table-cell>
          <table:table-cell office:value-type="float" office:value="0.13577">
            <text:p>0.136</text:p>
          </table:table-cell>
          <table:table-cell office:value-type="float" office:value="0.136922">
            <text:p>0.137</text:p>
          </table:table-cell>
          <table:table-cell office:value-type="float" office:value="0.137119">
            <text:p>0.137</text:p>
          </table:table-cell>
          <table:table-cell table:style-name="ce33" office:value-type="float" office:value="0.0904275">
            <text:p>0.090</text:p>
          </table:table-cell>
          <table:table-cell office:value-type="float" office:value="0.0906351">
            <text:p>0.091</text:p>
          </table:table-cell>
          <table:table-cell table:style-name="ce17" office:value-type="float" office:value="0.0924291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136721">
            <text:p>0.137</text:p>
          </table:table-cell>
          <table:table-cell office:value-type="float" office:value="0.135971">
            <text:p>0.136</text:p>
          </table:table-cell>
          <table:table-cell office:value-type="float" office:value="0.136835">
            <text:p>0.137</text:p>
          </table:table-cell>
          <table:table-cell office:value-type="float" office:value="0.137011">
            <text:p>0.137</text:p>
          </table:table-cell>
          <table:table-cell table:style-name="ce33" office:value-type="float" office:value="0.0904914">
            <text:p>0.090</text:p>
          </table:table-cell>
          <table:table-cell office:value-type="float" office:value="0.0906296">
            <text:p>0.091</text:p>
          </table:table-cell>
          <table:table-cell table:style-name="ce17" office:value-type="float" office:value="0.0924715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136544">
            <text:p>0.137</text:p>
          </table:table-cell>
          <table:table-cell office:value-type="float" office:value="0.135816">
            <text:p>0.136</text:p>
          </table:table-cell>
          <table:table-cell office:value-type="float" office:value="0.136921">
            <text:p>0.137</text:p>
          </table:table-cell>
          <table:table-cell office:value-type="float" office:value="0.13699">
            <text:p>0.137</text:p>
          </table:table-cell>
          <table:table-cell table:style-name="ce33" office:value-type="float" office:value="0.0902176">
            <text:p>0.090</text:p>
          </table:table-cell>
          <table:table-cell office:value-type="float" office:value="0.0905574">
            <text:p>0.091</text:p>
          </table:table-cell>
          <table:table-cell table:style-name="ce17" office:value-type="float" office:value="0.0924201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136401">
            <text:p>0.136</text:p>
          </table:table-cell>
          <table:table-cell table:style-name="ce14" office:value-type="float" office:value="0.13582">
            <text:p>0.136</text:p>
          </table:table-cell>
          <table:table-cell table:style-name="ce14" office:value-type="float" office:value="0.136924">
            <text:p>0.137</text:p>
          </table:table-cell>
          <table:table-cell table:style-name="ce14" office:value-type="float" office:value="0.137006">
            <text:p>0.137</text:p>
          </table:table-cell>
          <table:table-cell table:style-name="ce14" office:value-type="float" office:value="0.0903075">
            <text:p>0.090</text:p>
          </table:table-cell>
          <table:table-cell table:style-name="ce14" office:value-type="float" office:value="0.0904752">
            <text:p>0.090</text:p>
          </table:table-cell>
          <table:table-cell table:style-name="ce18" office:value-type="float" office:value="0.0924513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.1366106">
            <text:p>0.137</text:p>
          </table:table-cell>
          <table:table-cell table:style-name="ce15" table:formula="of:=AVERAGE([.D20:.D24])" office:value-type="float" office:value="0.1358416">
            <text:p>0.136</text:p>
          </table:table-cell>
          <table:table-cell table:style-name="ce15" table:formula="of:=AVERAGE([.E20:.E24])" office:value-type="float" office:value="0.1368808">
            <text:p>0.137</text:p>
          </table:table-cell>
          <table:table-cell table:style-name="ce15" table:formula="of:=AVERAGE([.F20:.F24])" office:value-type="float" office:value="0.137076">
            <text:p>0.137</text:p>
          </table:table-cell>
          <table:table-cell table:style-name="ce15" table:formula="of:=AVERAGE([.G20:.G24])" office:value-type="float" office:value="0.0903801">
            <text:p>0.090</text:p>
          </table:table-cell>
          <table:table-cell table:style-name="ce15" table:formula="of:=AVERAGE([.H20:.H24])" office:value-type="float" office:value="0.09058544">
            <text:p>0.091</text:p>
          </table:table-cell>
          <table:table-cell table:style-name="ce19" table:formula="of:=AVERAGE([.I20:.I24])" office:value-type="float" office:value="0.0924367">
            <text:p>0.092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712935">
            <text:p>0.713</text:p>
          </table:table-cell>
          <table:table-cell table:style-name="ce13" office:value-type="float" office:value="0.584858">
            <text:p>0.585</text:p>
          </table:table-cell>
          <table:table-cell table:style-name="ce13" office:value-type="float" office:value="0.584725">
            <text:p>0.585</text:p>
          </table:table-cell>
          <table:table-cell table:style-name="ce13" office:value-type="float" office:value="0.584782">
            <text:p>0.585</text:p>
          </table:table-cell>
          <table:table-cell table:style-name="ce13" office:value-type="float" office:value="0.378132">
            <text:p>0.378</text:p>
          </table:table-cell>
          <table:table-cell table:style-name="ce13" office:value-type="float" office:value="0.378434">
            <text:p>0.378</text:p>
          </table:table-cell>
          <table:table-cell table:style-name="ce16" office:value-type="float" office:value="0.3879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71175">
            <text:p>0.712</text:p>
          </table:table-cell>
          <table:table-cell office:value-type="float" office:value="0.584736">
            <text:p>0.585</text:p>
          </table:table-cell>
          <table:table-cell office:value-type="float" office:value="0.58505">
            <text:p>0.585</text:p>
          </table:table-cell>
          <table:table-cell office:value-type="float" office:value="0.584869">
            <text:p>0.585</text:p>
          </table:table-cell>
          <table:table-cell table:style-name="ce33" office:value-type="float" office:value="0.377435">
            <text:p>0.377</text:p>
          </table:table-cell>
          <table:table-cell office:value-type="float" office:value="0.377606">
            <text:p>0.378</text:p>
          </table:table-cell>
          <table:table-cell table:style-name="ce17" office:value-type="float" office:value="0.38799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711056">
            <text:p>0.711</text:p>
          </table:table-cell>
          <table:table-cell office:value-type="float" office:value="0.585159">
            <text:p>0.585</text:p>
          </table:table-cell>
          <table:table-cell table:number-columns-repeated="2" office:value-type="float" office:value="0.585156">
            <text:p>0.585</text:p>
          </table:table-cell>
          <table:table-cell table:style-name="ce33" office:value-type="float" office:value="0.376962">
            <text:p>0.377</text:p>
          </table:table-cell>
          <table:table-cell office:value-type="float" office:value="0.377608">
            <text:p>0.378</text:p>
          </table:table-cell>
          <table:table-cell table:style-name="ce17" office:value-type="float" office:value="0.387948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713114">
            <text:p>0.713</text:p>
          </table:table-cell>
          <table:table-cell office:value-type="float" office:value="0.584451">
            <text:p>0.584</text:p>
          </table:table-cell>
          <table:table-cell office:value-type="float" office:value="0.585069">
            <text:p>0.585</text:p>
          </table:table-cell>
          <table:table-cell office:value-type="float" office:value="0.585041">
            <text:p>0.585</text:p>
          </table:table-cell>
          <table:table-cell table:style-name="ce33" office:value-type="float" office:value="0.378226">
            <text:p>0.378</text:p>
          </table:table-cell>
          <table:table-cell office:value-type="float" office:value="0.378666">
            <text:p>0.379</text:p>
          </table:table-cell>
          <table:table-cell table:style-name="ce17" office:value-type="float" office:value="0.387973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712929">
            <text:p>0.713</text:p>
          </table:table-cell>
          <table:table-cell table:style-name="ce14" office:value-type="float" office:value="0.584975">
            <text:p>0.585</text:p>
          </table:table-cell>
          <table:table-cell table:style-name="ce14" office:value-type="float" office:value="0.584889">
            <text:p>0.585</text:p>
          </table:table-cell>
          <table:table-cell table:style-name="ce14" office:value-type="float" office:value="0.584902">
            <text:p>0.585</text:p>
          </table:table-cell>
          <table:table-cell table:style-name="ce14" office:value-type="float" office:value="0.378155">
            <text:p>0.378</text:p>
          </table:table-cell>
          <table:table-cell table:style-name="ce14" office:value-type="float" office:value="0.378279">
            <text:p>0.378</text:p>
          </table:table-cell>
          <table:table-cell table:style-name="ce18" office:value-type="float" office:value="0.388036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.7123568">
            <text:p>0.712</text:p>
          </table:table-cell>
          <table:table-cell table:style-name="ce15" table:formula="of:=AVERAGE([.D28:.D32])" office:value-type="float" office:value="0.5848358">
            <text:p>0.585</text:p>
          </table:table-cell>
          <table:table-cell table:style-name="ce15" table:formula="of:=AVERAGE([.E28:.E32])" office:value-type="float" office:value="0.5849778">
            <text:p>0.585</text:p>
          </table:table-cell>
          <table:table-cell table:style-name="ce15" table:formula="of:=AVERAGE([.F28:.F32])" office:value-type="float" office:value="0.58495">
            <text:p>0.585</text:p>
          </table:table-cell>
          <table:table-cell table:style-name="ce15" table:formula="of:=AVERAGE([.G28:.G32])" office:value-type="float" office:value="0.377782">
            <text:p>0.378</text:p>
          </table:table-cell>
          <table:table-cell table:style-name="ce15" table:formula="of:=AVERAGE([.H28:.H32])" office:value-type="float" office:value="0.3781186">
            <text:p>0.378</text:p>
          </table:table-cell>
          <table:table-cell table:style-name="ce19" table:formula="of:=AVERAGE([.I28:.I32])" office:value-type="float" office:value="0.3879694">
            <text:p>0.388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3.60107">
            <text:p>3.601</text:p>
          </table:table-cell>
          <table:table-cell table:style-name="ce13" office:value-type="float" office:value="3.03398">
            <text:p>3.034</text:p>
          </table:table-cell>
          <table:table-cell table:style-name="ce13" office:value-type="float" office:value="3.01156">
            <text:p>3.012</text:p>
          </table:table-cell>
          <table:table-cell table:style-name="ce13" office:value-type="float" office:value="3.01159">
            <text:p>3.012</text:p>
          </table:table-cell>
          <table:table-cell table:style-name="ce13" office:value-type="float" office:value="1.98102">
            <text:p>1.981</text:p>
          </table:table-cell>
          <table:table-cell table:style-name="ce13" office:value-type="float" office:value="1.97886">
            <text:p>1.979</text:p>
          </table:table-cell>
          <table:table-cell table:style-name="ce16" office:value-type="float" office:value="1.95408">
            <text:p>1.954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3.60137">
            <text:p>3.601</text:p>
          </table:table-cell>
          <table:table-cell office:value-type="float" office:value="3.03514">
            <text:p>3.035</text:p>
          </table:table-cell>
          <table:table-cell office:value-type="float" office:value="3.01256">
            <text:p>3.013</text:p>
          </table:table-cell>
          <table:table-cell office:value-type="float" office:value="3.01305">
            <text:p>3.013</text:p>
          </table:table-cell>
          <table:table-cell table:style-name="ce33" office:value-type="float" office:value="1.98098">
            <text:p>1.981</text:p>
          </table:table-cell>
          <table:table-cell office:value-type="float" office:value="1.97896">
            <text:p>1.979</text:p>
          </table:table-cell>
          <table:table-cell table:style-name="ce17" office:value-type="float" office:value="1.95575">
            <text:p>1.956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3.60269">
            <text:p>3.603</text:p>
          </table:table-cell>
          <table:table-cell office:value-type="float" office:value="3.03384">
            <text:p>3.034</text:p>
          </table:table-cell>
          <table:table-cell office:value-type="float" office:value="3.01131">
            <text:p>3.011</text:p>
          </table:table-cell>
          <table:table-cell office:value-type="float" office:value="3.01193">
            <text:p>3.012</text:p>
          </table:table-cell>
          <table:table-cell table:style-name="ce33" office:value-type="float" office:value="1.98166">
            <text:p>1.982</text:p>
          </table:table-cell>
          <table:table-cell office:value-type="float" office:value="1.97931">
            <text:p>1.979</text:p>
          </table:table-cell>
          <table:table-cell table:style-name="ce17" office:value-type="float" office:value="1.95478">
            <text:p>1.955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3.60138">
            <text:p>3.601</text:p>
          </table:table-cell>
          <table:table-cell office:value-type="float" office:value="3.03435">
            <text:p>3.034</text:p>
          </table:table-cell>
          <table:table-cell office:value-type="float" office:value="3.01126">
            <text:p>3.011</text:p>
          </table:table-cell>
          <table:table-cell office:value-type="float" office:value="3.0116">
            <text:p>3.012</text:p>
          </table:table-cell>
          <table:table-cell table:style-name="ce33" office:value-type="float" office:value="1.98068">
            <text:p>1.981</text:p>
          </table:table-cell>
          <table:table-cell office:value-type="float" office:value="1.97845">
            <text:p>1.978</text:p>
          </table:table-cell>
          <table:table-cell table:style-name="ce17" office:value-type="float" office:value="1.95535">
            <text:p>1.955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3.60138">
            <text:p>3.601</text:p>
          </table:table-cell>
          <table:table-cell table:style-name="ce14" office:value-type="float" office:value="3.03431">
            <text:p>3.034</text:p>
          </table:table-cell>
          <table:table-cell table:style-name="ce14" office:value-type="float" office:value="3.01142">
            <text:p>3.011</text:p>
          </table:table-cell>
          <table:table-cell table:style-name="ce14" office:value-type="float" office:value="3.01162">
            <text:p>3.012</text:p>
          </table:table-cell>
          <table:table-cell table:style-name="ce14" office:value-type="float" office:value="1.98016">
            <text:p>1.980</text:p>
          </table:table-cell>
          <table:table-cell table:style-name="ce14" office:value-type="float" office:value="1.97785">
            <text:p>1.978</text:p>
          </table:table-cell>
          <table:table-cell table:style-name="ce18" office:value-type="float" office:value="1.95407">
            <text:p>1.954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3.601578">
            <text:p>3.602</text:p>
          </table:table-cell>
          <table:table-cell table:style-name="ce15" table:formula="of:=AVERAGE([.D36:.D40])" office:value-type="float" office:value="3.034324">
            <text:p>3.034</text:p>
          </table:table-cell>
          <table:table-cell table:style-name="ce15" table:formula="of:=AVERAGE([.E36:.E40])" office:value-type="float" office:value="3.011622">
            <text:p>3.012</text:p>
          </table:table-cell>
          <table:table-cell table:style-name="ce15" table:formula="of:=AVERAGE([.F36:.F40])" office:value-type="float" office:value="3.011958">
            <text:p>3.012</text:p>
          </table:table-cell>
          <table:table-cell table:style-name="ce15" table:formula="of:=AVERAGE([.G36:.G40])" office:value-type="float" office:value="1.9809">
            <text:p>1.981</text:p>
          </table:table-cell>
          <table:table-cell table:style-name="ce15" table:formula="of:=AVERAGE([.H36:.H40])" office:value-type="float" office:value="1.978686">
            <text:p>1.979</text:p>
          </table:table-cell>
          <table:table-cell table:style-name="ce19" table:formula="of:=AVERAGE([.I36:.I40])" office:value-type="float" office:value="1.954806">
            <text:p>1.955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" table:style-name="ta1">
        <table:table-column table:style-name="co5" table:default-cell-style-name="ce39"/>
        <table:table-column table:style-name="co2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4" table:number-columns-repeated="989" table:default-cell-style-name="ce39"/>
        <table:table-row table:style-name="ro1">
          <table:table-cell table:style-name="ce35" office:value-type="string" table:number-columns-spanned="5" table:number-rows-spanned="2">
            <text:p>Preprocessing – microseconds</text:p>
          </table:table-cell>
          <table:covered-table-cell table:number-columns-repeated="4" table:style-name="ce40"/>
          <table:table-cell/>
          <table:table-cell table:style-name="ce20" office:value-type="string" table:number-columns-spanned="4" table:number-rows-spanned="2">
            <text:p>Final table</text:p>
          </table:table-cell>
          <table:covered-table-cell table:number-columns-repeated="3" table:style-name="ce5"/>
          <table:table-cell table:style-name="ce5" table:number-columns-repeated="2"/>
          <table:table-cell table:number-columns-repeated="982"/>
        </table:table-row>
        <table:table-row table:style-name="ro1">
          <table:covered-table-cell table:style-name="ce36"/>
          <table:covered-table-cell table:number-columns-repeated="4" table:style-name="ce40"/>
          <table:table-cell/>
          <table:covered-table-cell table:number-columns-repeated="4" table:style-name="ce5"/>
          <table:table-cell table:style-name="ce5" table:number-columns-repeated="2"/>
          <table:table-cell table:number-columns-repeated="982"/>
        </table:table-row>
        <table:table-row table:style-name="ro1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/>
          <table:table-cell table:style-name="ce5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184320">
            <text:p>184320</text:p>
          </table:table-cell>
          <table:table-cell table:style-name="ce46" office:value-type="float" office:value="208885">
            <text:p>208885</text:p>
          </table:table-cell>
          <table:table-cell table:style-name="ce49" office:value-type="float" office:value="208522">
            <text:p>208522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192271.6">
            <text:p>192271.600</text:p>
          </table:table-cell>
          <table:table-cell table:style-name="ce25" table:formula="of:=[.D9]" office:value-type="float" office:value="194301.8">
            <text:p>194301.800</text:p>
          </table:table-cell>
          <table:table-cell table:style-name="ce28" table:formula="of:=[.E9]" office:value-type="float" office:value="188524.2">
            <text:p>188524.2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02013">
            <text:p>202013</text:p>
          </table:table-cell>
          <table:table-cell table:style-name="ce47" office:value-type="float" office:value="193091">
            <text:p>193091</text:p>
          </table:table-cell>
          <table:table-cell table:style-name="ce50" office:value-type="float" office:value="175724">
            <text:p>175724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269428.6">
            <text:p>269428.600</text:p>
          </table:table-cell>
          <table:table-cell table:style-name="ce34" table:formula="of:=[.D17]" office:value-type="float" office:value="253702.6">
            <text:p>253702.600</text:p>
          </table:table-cell>
          <table:table-cell table:style-name="ce29" table:formula="of:=[.E17]" office:value-type="float" office:value="272787">
            <text:p>272787.0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09282">
            <text:p>209282</text:p>
          </table:table-cell>
          <table:table-cell table:style-name="ce47" office:value-type="float" office:value="181769">
            <text:p>181769</text:p>
          </table:table-cell>
          <table:table-cell table:style-name="ce50" office:value-type="float" office:value="196919">
            <text:p>196919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529341.4">
            <text:p>529341.400</text:p>
          </table:table-cell>
          <table:table-cell table:style-name="ce34" table:formula="of:=[.D25]" office:value-type="float" office:value="554374.2">
            <text:p>554374.200</text:p>
          </table:table-cell>
          <table:table-cell table:style-name="ce29" table:formula="of:=[.E25]" office:value-type="float" office:value="548852.2">
            <text:p>548852.2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91216">
            <text:p>191216</text:p>
          </table:table-cell>
          <table:table-cell table:style-name="ce47" office:value-type="float" office:value="187719">
            <text:p>187719</text:p>
          </table:table-cell>
          <table:table-cell table:style-name="ce50" office:value-type="float" office:value="183054">
            <text:p>183054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1574748">
            <text:p>1574748.000</text:p>
          </table:table-cell>
          <table:table-cell table:style-name="ce34" table:formula="of:=[.D33]" office:value-type="float" office:value="1586140.2">
            <text:p>1586140.200</text:p>
          </table:table-cell>
          <table:table-cell table:style-name="ce29" table:formula="of:=[.E33]" office:value-type="float" office:value="1578927.6">
            <text:p>1578927.6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74527">
            <text:p>174527</text:p>
          </table:table-cell>
          <table:table-cell table:style-name="ce47" office:value-type="float" office:value="200045">
            <text:p>200045</text:p>
          </table:table-cell>
          <table:table-cell table:style-name="ce50" office:value-type="float" office:value="178402">
            <text:p>178402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5861289">
            <text:p>5861289.000</text:p>
          </table:table-cell>
          <table:table-cell table:style-name="ce27" table:formula="of:=[.D41]" office:value-type="float" office:value="5976636.8">
            <text:p>5976636.800</text:p>
          </table:table-cell>
          <table:table-cell table:style-name="ce30" table:formula="of:=[.E41]" office:value-type="float" office:value="5960301.8">
            <text:p>5960301.8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4:.C8])" office:value-type="float" office:value="192271.6">
            <text:p>192271.6</text:p>
          </table:table-cell>
          <table:table-cell table:style-name="ce48" table:formula="of:=AVERAGE([.D4:.D8])" office:value-type="float" office:value="194301.8">
            <text:p>194301.8</text:p>
          </table:table-cell>
          <table:table-cell table:style-name="ce51" table:formula="of:=AVERAGE([.E4:.E8])" office:value-type="float" office:value="188524.2">
            <text:p>188524.2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267387">
            <text:p>267387</text:p>
          </table:table-cell>
          <table:table-cell table:style-name="ce46" office:value-type="float" office:value="261676">
            <text:p>261676</text:p>
          </table:table-cell>
          <table:table-cell table:style-name="ce49" office:value-type="float" office:value="309001">
            <text:p>30900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308567">
            <text:p>308567</text:p>
          </table:table-cell>
          <table:table-cell table:style-name="ce47" office:value-type="float" office:value="246916">
            <text:p>246916</text:p>
          </table:table-cell>
          <table:table-cell table:style-name="ce50" office:value-type="float" office:value="237573">
            <text:p>237573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95842">
            <text:p>295842</text:p>
          </table:table-cell>
          <table:table-cell table:style-name="ce47" office:value-type="float" office:value="236167">
            <text:p>236167</text:p>
          </table:table-cell>
          <table:table-cell table:style-name="ce50" office:value-type="float" office:value="292586">
            <text:p>29258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35532">
            <text:p>235532</text:p>
          </table:table-cell>
          <table:table-cell table:style-name="ce47" office:value-type="float" office:value="286783">
            <text:p>286783</text:p>
          </table:table-cell>
          <table:table-cell table:style-name="ce50" office:value-type="float" office:value="288147">
            <text:p>28814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39815">
            <text:p>239815</text:p>
          </table:table-cell>
          <table:table-cell table:style-name="ce47" office:value-type="float" office:value="236971">
            <text:p>236971</text:p>
          </table:table-cell>
          <table:table-cell table:style-name="ce50" office:value-type="float" office:value="236628">
            <text:p>23662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12:.C16])" office:value-type="float" office:value="269428.6">
            <text:p>269428.6</text:p>
          </table:table-cell>
          <table:table-cell table:style-name="ce48" table:formula="of:=AVERAGE([.D12:.D16])" office:value-type="float" office:value="253702.6">
            <text:p>253702.6</text:p>
          </table:table-cell>
          <table:table-cell table:style-name="ce51" table:formula="of:=AVERAGE([.E12:.E16])" office:value-type="float" office:value="272787">
            <text:p>272787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537689">
            <text:p>537689</text:p>
          </table:table-cell>
          <table:table-cell table:style-name="ce46" office:value-type="float" office:value="588285">
            <text:p>588285</text:p>
          </table:table-cell>
          <table:table-cell table:style-name="ce49" office:value-type="float" office:value="583999">
            <text:p>58399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527643">
            <text:p>527643</text:p>
          </table:table-cell>
          <table:table-cell table:style-name="ce47" office:value-type="float" office:value="521658">
            <text:p>521658</text:p>
          </table:table-cell>
          <table:table-cell table:style-name="ce50" office:value-type="float" office:value="538903">
            <text:p>538903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527132">
            <text:p>527132</text:p>
          </table:table-cell>
          <table:table-cell table:style-name="ce47" office:value-type="float" office:value="538091">
            <text:p>538091</text:p>
          </table:table-cell>
          <table:table-cell table:style-name="ce50" office:value-type="float" office:value="540929">
            <text:p>54092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541473">
            <text:p>541473</text:p>
          </table:table-cell>
          <table:table-cell table:style-name="ce47" office:value-type="float" office:value="532484">
            <text:p>532484</text:p>
          </table:table-cell>
          <table:table-cell table:style-name="ce50" office:value-type="float" office:value="541781">
            <text:p>54178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512770">
            <text:p>512770</text:p>
          </table:table-cell>
          <table:table-cell table:style-name="ce47" office:value-type="float" office:value="591353">
            <text:p>591353</text:p>
          </table:table-cell>
          <table:table-cell table:style-name="ce50" office:value-type="float" office:value="538649">
            <text:p>53864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0:.C24])" office:value-type="float" office:value="529341.4">
            <text:p>529341.4</text:p>
          </table:table-cell>
          <table:table-cell table:style-name="ce48" table:formula="of:=AVERAGE([.D20:.D24])" office:value-type="float" office:value="554374.2">
            <text:p>554374.2</text:p>
          </table:table-cell>
          <table:table-cell table:style-name="ce51" table:formula="of:=AVERAGE([.E20:.E24])" office:value-type="float" office:value="548852.2">
            <text:p>548852.2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1525490">
            <text:p>1525490</text:p>
          </table:table-cell>
          <table:table-cell table:style-name="ce46" office:value-type="float" office:value="1593520">
            <text:p>1593520</text:p>
          </table:table-cell>
          <table:table-cell table:style-name="ce49" office:value-type="float" office:value="1574018">
            <text:p>157401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584529">
            <text:p>1584529</text:p>
          </table:table-cell>
          <table:table-cell table:style-name="ce47" office:value-type="float" office:value="1557765">
            <text:p>1557765</text:p>
          </table:table-cell>
          <table:table-cell table:style-name="ce50" office:value-type="float" office:value="1571144">
            <text:p>157114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592018">
            <text:p>1592018</text:p>
          </table:table-cell>
          <table:table-cell table:style-name="ce47" office:value-type="float" office:value="1614453">
            <text:p>1614453</text:p>
          </table:table-cell>
          <table:table-cell table:style-name="ce50" office:value-type="float" office:value="1581132">
            <text:p>158113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574168">
            <text:p>1574168</text:p>
          </table:table-cell>
          <table:table-cell table:style-name="ce47" office:value-type="float" office:value="1564198">
            <text:p>1564198</text:p>
          </table:table-cell>
          <table:table-cell table:style-name="ce50" office:value-type="float" office:value="1581066">
            <text:p>158106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597535">
            <text:p>1597535</text:p>
          </table:table-cell>
          <table:table-cell table:style-name="ce47" office:value-type="float" office:value="1600765">
            <text:p>1600765</text:p>
          </table:table-cell>
          <table:table-cell table:style-name="ce50" office:value-type="float" office:value="1587278">
            <text:p>158727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8:.C32])" office:value-type="float" office:value="1574748">
            <text:p>1574748</text:p>
          </table:table-cell>
          <table:table-cell table:style-name="ce48" table:formula="of:=AVERAGE([.D28:.D32])" office:value-type="float" office:value="1586140.2">
            <text:p>1586140.2</text:p>
          </table:table-cell>
          <table:table-cell table:style-name="ce51" table:formula="of:=AVERAGE([.E28:.E32])" office:value-type="float" office:value="1578927.6">
            <text:p>1578927.6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5857603">
            <text:p>5857603</text:p>
          </table:table-cell>
          <table:table-cell table:style-name="ce46" office:value-type="float" office:value="6015368">
            <text:p>6015368</text:p>
          </table:table-cell>
          <table:table-cell table:style-name="ce49" office:value-type="float" office:value="5945196">
            <text:p>594519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5873411">
            <text:p>5873411</text:p>
          </table:table-cell>
          <table:table-cell table:style-name="ce47" office:value-type="float" office:value="6028636">
            <text:p>6028636</text:p>
          </table:table-cell>
          <table:table-cell table:style-name="ce50" office:value-type="float" office:value="5893675">
            <text:p>589367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5852402">
            <text:p>5852402</text:p>
          </table:table-cell>
          <table:table-cell table:style-name="ce47" office:value-type="float" office:value="6024930">
            <text:p>6024930</text:p>
          </table:table-cell>
          <table:table-cell table:style-name="ce50" office:value-type="float" office:value="5901316">
            <text:p>590131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5858672">
            <text:p>5858672</text:p>
          </table:table-cell>
          <table:table-cell table:style-name="ce47" office:value-type="float" office:value="5885994">
            <text:p>5885994</text:p>
          </table:table-cell>
          <table:table-cell table:style-name="ce50" office:value-type="float" office:value="6032774">
            <text:p>603277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5864357">
            <text:p>5864357</text:p>
          </table:table-cell>
          <table:table-cell table:style-name="ce47" office:value-type="float" office:value="5928256">
            <text:p>5928256</text:p>
          </table:table-cell>
          <table:table-cell table:style-name="ce50" office:value-type="float" office:value="6028548">
            <text:p>60285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36:.C40])" office:value-type="float" office:value="5861289">
            <text:p>5861289</text:p>
          </table:table-cell>
          <table:table-cell table:style-name="ce48" table:formula="of:=AVERAGE([.D36:.D40])" office:value-type="float" office:value="5976636.8">
            <text:p>5976636.8</text:p>
          </table:table-cell>
          <table:table-cell table:style-name="ce51" table:formula="of:=AVERAGE([.E36:.E40])" office:value-type="float" office:value="5960301.8">
            <text:p>5960301.8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pos" table:style-name="ta1">
        <table:table-column table:style-name="co5" table:default-cell-style-name="ce39"/>
        <table:table-column table:style-name="co2" table:default-cell-style-name="ce39"/>
        <table:table-column table:style-name="co8" table:default-cell-style-name="ce39"/>
        <table:table-column table:style-name="co7" table:default-cell-style-name="ce39"/>
        <table:table-column table:style-name="co8" table:default-cell-style-name="ce39"/>
        <table:table-column table:style-name="co4" table:number-columns-repeated="989" table:default-cell-style-name="ce39"/>
        <table:table-row table:style-name="ro1">
          <table:table-cell table:style-name="ce35" office:value-type="string" table:number-columns-spanned="5" table:number-rows-spanned="2">
            <text:p>Postprocessing – microseconds</text:p>
          </table:table-cell>
          <table:covered-table-cell table:number-columns-repeated="4" table:style-name="ce40"/>
          <table:table-cell/>
          <table:table-cell table:style-name="ce20" office:value-type="string" table:number-columns-spanned="4" table:number-rows-spanned="2">
            <text:p>Final table</text:p>
          </table:table-cell>
          <table:covered-table-cell table:number-columns-repeated="3" table:style-name="ce5"/>
          <table:table-cell table:number-columns-repeated="984"/>
        </table:table-row>
        <table:table-row table:style-name="ro1">
          <table:covered-table-cell table:style-name="ce36"/>
          <table:covered-table-cell table:number-columns-repeated="4" table:style-name="ce40"/>
          <table:table-cell/>
          <table:covered-table-cell table:number-columns-repeated="4" table:style-name="ce5"/>
          <table:table-cell table:number-columns-repeated="984"/>
        </table:table-row>
        <table:table-row table:style-name="ro1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/>
          <table:table-cell table:style-name="ce5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62000">
            <text:p>62000</text:p>
          </table:table-cell>
          <table:table-cell table:style-name="ce53" office:value-type="float" office:value="15837">
            <text:p>15837</text:p>
          </table:table-cell>
          <table:table-cell table:style-name="ce54" office:value-type="float" office:value="20278">
            <text:p>20278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34059.8">
            <text:p>34059.800</text:p>
          </table:table-cell>
          <table:table-cell table:style-name="ce25" table:formula="of:=[.D9]" office:value-type="float" office:value="18221">
            <text:p>18221.000</text:p>
          </table:table-cell>
          <table:table-cell table:style-name="ce28" table:formula="of:=[.E9]" office:value-type="float" office:value="13685.8">
            <text:p>13685.8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60450">
            <text:p>60450</text:p>
          </table:table-cell>
          <table:table-cell table:style-name="ce47" office:value-type="float" office:value="15992">
            <text:p>15992</text:p>
          </table:table-cell>
          <table:table-cell table:style-name="ce50" office:value-type="float" office:value="11991">
            <text:p>11991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117588.6">
            <text:p>117588.600</text:p>
          </table:table-cell>
          <table:table-cell table:style-name="ce34" table:formula="of:=[.D17]" office:value-type="float" office:value="63547.4">
            <text:p>63547.400</text:p>
          </table:table-cell>
          <table:table-cell table:style-name="ce29" table:formula="of:=[.E17]" office:value-type="float" office:value="38134.4">
            <text:p>38134.4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6008">
            <text:p>16008</text:p>
          </table:table-cell>
          <table:table-cell table:style-name="ce47" office:value-type="float" office:value="15958">
            <text:p>15958</text:p>
          </table:table-cell>
          <table:table-cell table:style-name="ce50" office:value-type="float" office:value="12067">
            <text:p>12067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262635.4">
            <text:p>262635.400</text:p>
          </table:table-cell>
          <table:table-cell table:style-name="ce34" table:formula="of:=[.D25]" office:value-type="float" office:value="347960.2">
            <text:p>347960.200</text:p>
          </table:table-cell>
          <table:table-cell table:style-name="ce29" table:formula="of:=[.E25]" office:value-type="float" office:value="123066">
            <text:p>123066.0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5854">
            <text:p>15854</text:p>
          </table:table-cell>
          <table:table-cell table:style-name="ce47" office:value-type="float" office:value="15981">
            <text:p>15981</text:p>
          </table:table-cell>
          <table:table-cell table:style-name="ce50" office:value-type="float" office:value="12112">
            <text:p>12112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1045523.6">
            <text:p>1045523.600</text:p>
          </table:table-cell>
          <table:table-cell table:style-name="ce34" table:formula="of:=[.D33]" office:value-type="float" office:value="1050411.4">
            <text:p>1050411.400</text:p>
          </table:table-cell>
          <table:table-cell table:style-name="ce29" table:formula="of:=[.E33]" office:value-type="float" office:value="434242.4">
            <text:p>434242.4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5987">
            <text:p>15987</text:p>
          </table:table-cell>
          <table:table-cell table:style-name="ce47" office:value-type="float" office:value="27337">
            <text:p>27337</text:p>
          </table:table-cell>
          <table:table-cell table:style-name="ce50" office:value-type="float" office:value="11981">
            <text:p>11981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4331048.4">
            <text:p>4331048.400</text:p>
          </table:table-cell>
          <table:table-cell table:style-name="ce27" table:formula="of:=[.D41]" office:value-type="float" office:value="4358114.2">
            <text:p>4358114.200</text:p>
          </table:table-cell>
          <table:table-cell table:style-name="ce30" table:formula="of:=[.E41]" office:value-type="float" office:value="1751324.8">
            <text:p>1751324.8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4:.C8])" office:value-type="float" office:value="34059.8">
            <text:p>34059.8</text:p>
          </table:table-cell>
          <table:table-cell table:style-name="ce48" table:formula="of:=AVERAGE([.D4:.D8])" office:value-type="float" office:value="18221">
            <text:p>18221</text:p>
          </table:table-cell>
          <table:table-cell table:style-name="ce51" table:formula="of:=AVERAGE([.E4:.E8])" office:value-type="float" office:value="13685.8">
            <text:p>13685.8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70495">
            <text:p>70495</text:p>
          </table:table-cell>
          <table:table-cell table:style-name="ce53" office:value-type="float" office:value="63456">
            <text:p>63456</text:p>
          </table:table-cell>
          <table:table-cell table:style-name="ce54" office:value-type="float" office:value="37411">
            <text:p>3741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326802">
            <text:p>326802</text:p>
          </table:table-cell>
          <table:table-cell table:style-name="ce47" office:value-type="float" office:value="63984">
            <text:p>63984</text:p>
          </table:table-cell>
          <table:table-cell table:style-name="ce50" office:value-type="float" office:value="37297">
            <text:p>3729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62813">
            <text:p>62813</text:p>
          </table:table-cell>
          <table:table-cell table:style-name="ce47" office:value-type="float" office:value="63375">
            <text:p>63375</text:p>
          </table:table-cell>
          <table:table-cell table:style-name="ce50" office:value-type="float" office:value="36988">
            <text:p>3698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63746">
            <text:p>63746</text:p>
          </table:table-cell>
          <table:table-cell table:style-name="ce47" office:value-type="float" office:value="63256">
            <text:p>63256</text:p>
          </table:table-cell>
          <table:table-cell table:style-name="ce50" office:value-type="float" office:value="39481">
            <text:p>3948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64087">
            <text:p>64087</text:p>
          </table:table-cell>
          <table:table-cell table:style-name="ce47" office:value-type="float" office:value="63666">
            <text:p>63666</text:p>
          </table:table-cell>
          <table:table-cell table:style-name="ce50" office:value-type="float" office:value="39495">
            <text:p>3949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12:.C16])" office:value-type="float" office:value="117588.6">
            <text:p>117588.6</text:p>
          </table:table-cell>
          <table:table-cell table:style-name="ce48" table:formula="of:=AVERAGE([.D12:.D16])" office:value-type="float" office:value="63547.4">
            <text:p>63547.4</text:p>
          </table:table-cell>
          <table:table-cell table:style-name="ce51" table:formula="of:=AVERAGE([.E12:.E16])" office:value-type="float" office:value="38134.4">
            <text:p>38134.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71377">
            <text:p>271377</text:p>
          </table:table-cell>
          <table:table-cell table:style-name="ce53" office:value-type="float" office:value="692540">
            <text:p>692540</text:p>
          </table:table-cell>
          <table:table-cell table:style-name="ce54" office:value-type="float" office:value="122411">
            <text:p>12241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60687">
            <text:p>260687</text:p>
          </table:table-cell>
          <table:table-cell table:style-name="ce47" office:value-type="float" office:value="261595">
            <text:p>261595</text:p>
          </table:table-cell>
          <table:table-cell table:style-name="ce50" office:value-type="float" office:value="123957">
            <text:p>12395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61907">
            <text:p>261907</text:p>
          </table:table-cell>
          <table:table-cell table:style-name="ce47" office:value-type="float" office:value="261716">
            <text:p>261716</text:p>
          </table:table-cell>
          <table:table-cell table:style-name="ce50" office:value-type="float" office:value="125177">
            <text:p>12517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58550">
            <text:p>258550</text:p>
          </table:table-cell>
          <table:table-cell table:style-name="ce47" office:value-type="float" office:value="261845">
            <text:p>261845</text:p>
          </table:table-cell>
          <table:table-cell table:style-name="ce50" office:value-type="float" office:value="121359">
            <text:p>12135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60656">
            <text:p>260656</text:p>
          </table:table-cell>
          <table:table-cell table:style-name="ce47" office:value-type="float" office:value="262105">
            <text:p>262105</text:p>
          </table:table-cell>
          <table:table-cell table:style-name="ce50" office:value-type="float" office:value="122426">
            <text:p>12242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0:.C24])" office:value-type="float" office:value="262635.4">
            <text:p>262635.4</text:p>
          </table:table-cell>
          <table:table-cell table:style-name="ce48" table:formula="of:=AVERAGE([.D20:.D24])" office:value-type="float" office:value="347960.2">
            <text:p>347960.2</text:p>
          </table:table-cell>
          <table:table-cell table:style-name="ce51" table:formula="of:=AVERAGE([.E20:.E24])" office:value-type="float" office:value="123066">
            <text:p>123066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1049794">
            <text:p>1049794</text:p>
          </table:table-cell>
          <table:table-cell table:style-name="ce53" office:value-type="float" office:value="1054519">
            <text:p>1054519</text:p>
          </table:table-cell>
          <table:table-cell table:style-name="ce54" office:value-type="float" office:value="428437">
            <text:p>42843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045303">
            <text:p>1045303</text:p>
          </table:table-cell>
          <table:table-cell table:style-name="ce47" office:value-type="float" office:value="1051291">
            <text:p>1051291</text:p>
          </table:table-cell>
          <table:table-cell table:style-name="ce50" office:value-type="float" office:value="419909">
            <text:p>41990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048466">
            <text:p>1048466</text:p>
          </table:table-cell>
          <table:table-cell table:style-name="ce47" office:value-type="float" office:value="1051005">
            <text:p>1051005</text:p>
          </table:table-cell>
          <table:table-cell table:style-name="ce50" office:value-type="float" office:value="418717">
            <text:p>41871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037943">
            <text:p>1037943</text:p>
          </table:table-cell>
          <table:table-cell table:style-name="ce47" office:value-type="float" office:value="1048720">
            <text:p>1048720</text:p>
          </table:table-cell>
          <table:table-cell table:style-name="ce50" office:value-type="float" office:value="418285">
            <text:p>41828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046112">
            <text:p>1046112</text:p>
          </table:table-cell>
          <table:table-cell table:style-name="ce47" office:value-type="float" office:value="1046522">
            <text:p>1046522</text:p>
          </table:table-cell>
          <table:table-cell table:style-name="ce50" office:value-type="float" office:value="485864">
            <text:p>48586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8:.C32])" office:value-type="float" office:value="1045523.6">
            <text:p>1045523.6</text:p>
          </table:table-cell>
          <table:table-cell table:style-name="ce48" table:formula="of:=AVERAGE([.D28:.D32])" office:value-type="float" office:value="1050411.4">
            <text:p>1050411.4</text:p>
          </table:table-cell>
          <table:table-cell table:style-name="ce51" table:formula="of:=AVERAGE([.E28:.E32])" office:value-type="float" office:value="434242.4">
            <text:p>434242.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4246239">
            <text:p>4246239</text:p>
          </table:table-cell>
          <table:table-cell table:style-name="ce53" office:value-type="float" office:value="4388005">
            <text:p>4388005</text:p>
          </table:table-cell>
          <table:table-cell table:style-name="ce54" office:value-type="float" office:value="1705654">
            <text:p>170565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4350163">
            <text:p>4350163</text:p>
          </table:table-cell>
          <table:table-cell table:style-name="ce47" office:value-type="float" office:value="4329217">
            <text:p>4329217</text:p>
          </table:table-cell>
          <table:table-cell table:style-name="ce50" office:value-type="float" office:value="1780674">
            <text:p>178067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4355385">
            <text:p>4355385</text:p>
          </table:table-cell>
          <table:table-cell table:style-name="ce47" office:value-type="float" office:value="4319056">
            <text:p>4319056</text:p>
          </table:table-cell>
          <table:table-cell table:style-name="ce50" office:value-type="float" office:value="1692715">
            <text:p>169271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4336058">
            <text:p>4336058</text:p>
          </table:table-cell>
          <table:table-cell table:style-name="ce47" office:value-type="float" office:value="4399643">
            <text:p>4399643</text:p>
          </table:table-cell>
          <table:table-cell table:style-name="ce50" office:value-type="float" office:value="1789435">
            <text:p>178943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4367397">
            <text:p>4367397</text:p>
          </table:table-cell>
          <table:table-cell table:style-name="ce47" office:value-type="float" office:value="4354650">
            <text:p>4354650</text:p>
          </table:table-cell>
          <table:table-cell table:style-name="ce50" office:value-type="float" office:value="1788146">
            <text:p>178814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36:.C40])" office:value-type="float" office:value="4331048.4">
            <text:p>4331048.4</text:p>
          </table:table-cell>
          <table:table-cell table:style-name="ce48" table:formula="of:=AVERAGE([.D36:.D40])" office:value-type="float" office:value="4358114.2">
            <text:p>4358114.2</text:p>
          </table:table-cell>
          <table:table-cell table:style-name="ce51" table:formula="of:=AVERAGE([.E36:.E40])" office:value-type="float" office:value="1751324.8">
            <text:p>1751324.8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main_loop (full)" table:style-name="ta1">
        <table:shapes>
          <draw:frame draw:z-index="0" draw:style-name="gr1" svg:width="6.2988in" svg:height="3.5429in" svg:x="4.5551in" svg:y="1.4339in">
            <draw:object draw:notify-on-update-of-ranges="'main_loop (full)'.G4:'main_loop (full)'.G8 'main_loop (full)'.H3:'main_loop (full)'.H3 'main_loop (full)'.H4:'main_loop (full)'.H8 'main_loop (full)'.J3:'main_loop (full)'.J3 'main_loop (full)'.J4:'main_loop (full)'.J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ce39"/>
        <table:table-column table:style-name="co2" table:default-cell-style-name="ce39"/>
        <table:table-column table:style-name="co4" table:number-columns-repeated="5" table:default-cell-style-name="ce39"/>
        <table:table-column table:style-name="co9" table:default-cell-style-name="ce39"/>
        <table:table-column table:style-name="co4" table:number-columns-repeated="986" table:default-cell-style-name="ce39"/>
        <table:table-row table:style-name="ro1">
          <table:table-cell table:style-name="ce35" office:value-type="string" table:number-columns-spanned="5" table:number-rows-spanned="2">
            <text:p>Main loop – microseconds</text:p>
          </table:table-cell>
          <table:covered-table-cell table:number-columns-repeated="4" table:style-name="ce40"/>
          <table:table-cell/>
          <table:table-cell table:style-name="ce20" office:value-type="string" table:number-columns-spanned="4" table:number-rows-spanned="2">
            <text:p>Final table</text:p>
          </table:table-cell>
          <table:covered-table-cell table:number-columns-repeated="3" table:style-name="ce5"/>
          <table:table-cell table:number-columns-repeated="984"/>
        </table:table-row>
        <table:table-row table:style-name="ro1">
          <table:covered-table-cell table:style-name="ce36"/>
          <table:covered-table-cell table:number-columns-repeated="4" table:style-name="ce40"/>
          <table:table-cell/>
          <table:covered-table-cell table:number-columns-repeated="4" table:style-name="ce5"/>
          <table:table-cell table:number-columns-repeated="984"/>
        </table:table-row>
        <table:table-row table:style-name="ro1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/>
          <table:table-cell table:style-name="ce5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67344">
            <text:p>67344</text:p>
          </table:table-cell>
          <table:table-cell table:style-name="ce53" office:value-type="float" office:value="61753">
            <text:p>61753</text:p>
          </table:table-cell>
          <table:table-cell table:style-name="ce54" office:value-type="float" office:value="73535">
            <text:p>73535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/1000000" office:value-type="float" office:value="0.06787">
            <text:p>0.068</text:p>
          </table:table-cell>
          <table:table-cell table:style-name="ce25" table:formula="of:=[.D9]/1000000" office:value-type="float" office:value="0.058735">
            <text:p>0.059</text:p>
          </table:table-cell>
          <table:table-cell table:style-name="ce28" table:formula="of:=[.E9]/1000000" office:value-type="float" office:value="0.0699504">
            <text:p>0.07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67549">
            <text:p>67549</text:p>
          </table:table-cell>
          <table:table-cell office:value-type="float" office:value="55758">
            <text:p>55758</text:p>
          </table:table-cell>
          <table:table-cell table:style-name="ce50" office:value-type="float" office:value="72534">
            <text:p>72534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/1000000" office:value-type="float" office:value="0.2448908">
            <text:p>0.245</text:p>
          </table:table-cell>
          <table:table-cell table:style-name="ce34" table:formula="of:=[.D17]/1000000" office:value-type="float" office:value="0.2131192">
            <text:p>0.213</text:p>
          </table:table-cell>
          <table:table-cell table:style-name="ce29" table:formula="of:=[.E17]/1000000" office:value-type="float" office:value="0.230584">
            <text:p>0.231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67293">
            <text:p>67293</text:p>
          </table:table-cell>
          <table:table-cell office:value-type="float" office:value="55807">
            <text:p>55807</text:p>
          </table:table-cell>
          <table:table-cell table:style-name="ce50" office:value-type="float" office:value="67577">
            <text:p>67577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/1000000" office:value-type="float" office:value="2.07575">
            <text:p>2.076</text:p>
          </table:table-cell>
          <table:table-cell table:style-name="ce34" table:formula="of:=[.D25]/1000000" office:value-type="float" office:value="1.6894988">
            <text:p>1.689</text:p>
          </table:table-cell>
          <table:table-cell table:style-name="ce29" table:formula="of:=[.E25]/1000000" office:value-type="float" office:value="1.645118">
            <text:p>1.645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68883">
            <text:p>68883</text:p>
          </table:table-cell>
          <table:table-cell office:value-type="float" office:value="56920">
            <text:p>56920</text:p>
          </table:table-cell>
          <table:table-cell table:style-name="ce50" office:value-type="float" office:value="67659">
            <text:p>67659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/1000000" office:value-type="float" office:value="20.502403">
            <text:p>20.502</text:p>
          </table:table-cell>
          <table:table-cell table:style-name="ce34" table:formula="of:=[.D33]/1000000" office:value-type="float" office:value="14.9497914">
            <text:p>14.950</text:p>
          </table:table-cell>
          <table:table-cell table:style-name="ce29" table:formula="of:=[.E33]/1000000" office:value-type="float" office:value="14.5249608">
            <text:p>14.525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68281">
            <text:p>68281</text:p>
          </table:table-cell>
          <table:table-cell table:style-name="ce47" office:value-type="float" office:value="63437">
            <text:p>63437</text:p>
          </table:table-cell>
          <table:table-cell table:style-name="ce50" office:value-type="float" office:value="68447">
            <text:p>68447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/1000000" office:value-type="float" office:value="228.3811242">
            <text:p>228.381</text:p>
          </table:table-cell>
          <table:table-cell table:style-name="ce27" table:formula="of:=[.D41]/1000000" office:value-type="float" office:value="159.904422">
            <text:p>159.904</text:p>
          </table:table-cell>
          <table:table-cell table:style-name="ce30" table:formula="of:=[.E41]/1000000" office:value-type="float" office:value="157.0194336">
            <text:p>157.019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4:.C8])" office:value-type="float" office:value="67870">
            <text:p>67870</text:p>
          </table:table-cell>
          <table:table-cell table:style-name="ce48" table:formula="of:=AVERAGE([.D4:.D8])" office:value-type="float" office:value="58735">
            <text:p>58735</text:p>
          </table:table-cell>
          <table:table-cell table:style-name="ce51" table:formula="of:=AVERAGE([.E4:.E8])" office:value-type="float" office:value="69950.4">
            <text:p>69950.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44356">
            <text:p>244356</text:p>
          </table:table-cell>
          <table:table-cell table:style-name="ce53" office:value-type="float" office:value="213049">
            <text:p>213049</text:p>
          </table:table-cell>
          <table:table-cell table:style-name="ce54" office:value-type="float" office:value="230445">
            <text:p>23044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44886">
            <text:p>244886</text:p>
          </table:table-cell>
          <table:table-cell office:value-type="float" office:value="213170">
            <text:p>213170</text:p>
          </table:table-cell>
          <table:table-cell table:style-name="ce50" office:value-type="float" office:value="230759">
            <text:p>23075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44587">
            <text:p>244587</text:p>
          </table:table-cell>
          <table:table-cell office:value-type="float" office:value="212964">
            <text:p>212964</text:p>
          </table:table-cell>
          <table:table-cell table:style-name="ce50" office:value-type="float" office:value="230679">
            <text:p>23067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45059">
            <text:p>245059</text:p>
          </table:table-cell>
          <table:table-cell office:value-type="float" office:value="213259">
            <text:p>213259</text:p>
          </table:table-cell>
          <table:table-cell table:style-name="ce50" office:value-type="float" office:value="230625">
            <text:p>23062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45566">
            <text:p>245566</text:p>
          </table:table-cell>
          <table:table-cell table:style-name="ce47" office:value-type="float" office:value="213154">
            <text:p>213154</text:p>
          </table:table-cell>
          <table:table-cell table:style-name="ce50" office:value-type="float" office:value="230412">
            <text:p>23041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12:.C16])" office:value-type="float" office:value="244890.8">
            <text:p>244890.8</text:p>
          </table:table-cell>
          <table:table-cell table:style-name="ce48" table:formula="of:=AVERAGE([.D12:.D16])" office:value-type="float" office:value="213119.2">
            <text:p>213119.2</text:p>
          </table:table-cell>
          <table:table-cell table:style-name="ce51" table:formula="of:=AVERAGE([.E12:.E16])" office:value-type="float" office:value="230584">
            <text:p>23058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076414">
            <text:p>2076414</text:p>
          </table:table-cell>
          <table:table-cell table:style-name="ce53" office:value-type="float" office:value="1688653">
            <text:p>1688653</text:p>
          </table:table-cell>
          <table:table-cell table:style-name="ce54" office:value-type="float" office:value="1642663">
            <text:p>1642663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075089">
            <text:p>2075089</text:p>
          </table:table-cell>
          <table:table-cell office:value-type="float" office:value="1689148">
            <text:p>1689148</text:p>
          </table:table-cell>
          <table:table-cell table:style-name="ce50" office:value-type="float" office:value="1646524">
            <text:p>164652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076407">
            <text:p>2076407</text:p>
          </table:table-cell>
          <table:table-cell office:value-type="float" office:value="1690054">
            <text:p>1690054</text:p>
          </table:table-cell>
          <table:table-cell table:style-name="ce50" office:value-type="float" office:value="1645032">
            <text:p>164503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074900">
            <text:p>2074900</text:p>
          </table:table-cell>
          <table:table-cell office:value-type="float" office:value="1689238">
            <text:p>1689238</text:p>
          </table:table-cell>
          <table:table-cell table:style-name="ce50" office:value-type="float" office:value="1645591">
            <text:p>164559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075940">
            <text:p>2075940</text:p>
          </table:table-cell>
          <table:table-cell table:style-name="ce47" office:value-type="float" office:value="1690401">
            <text:p>1690401</text:p>
          </table:table-cell>
          <table:table-cell table:style-name="ce50" office:value-type="float" office:value="1645780">
            <text:p>1645780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0:.C24])" office:value-type="float" office:value="2075750">
            <text:p>2075750</text:p>
          </table:table-cell>
          <table:table-cell table:style-name="ce48" table:formula="of:=AVERAGE([.D20:.D24])" office:value-type="float" office:value="1689498.8">
            <text:p>1689498.8</text:p>
          </table:table-cell>
          <table:table-cell table:style-name="ce51" table:formula="of:=AVERAGE([.E20:.E24])" office:value-type="float" office:value="1645118">
            <text:p>1645118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0501338">
            <text:p>20501338</text:p>
          </table:table-cell>
          <table:table-cell table:style-name="ce53" office:value-type="float" office:value="14948585">
            <text:p>14948585</text:p>
          </table:table-cell>
          <table:table-cell table:style-name="ce54" office:value-type="float" office:value="14528194">
            <text:p>1452819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0503468">
            <text:p>20503468</text:p>
          </table:table-cell>
          <table:table-cell office:value-type="float" office:value="14952771">
            <text:p>14952771</text:p>
          </table:table-cell>
          <table:table-cell table:style-name="ce50" office:value-type="float" office:value="14523612">
            <text:p>1452361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0504719">
            <text:p>20504719</text:p>
          </table:table-cell>
          <table:table-cell office:value-type="float" office:value="14946822">
            <text:p>14946822</text:p>
          </table:table-cell>
          <table:table-cell table:style-name="ce50" office:value-type="float" office:value="14523648">
            <text:p>145236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0498525">
            <text:p>20498525</text:p>
          </table:table-cell>
          <table:table-cell office:value-type="float" office:value="14952780">
            <text:p>14952780</text:p>
          </table:table-cell>
          <table:table-cell table:style-name="ce50" office:value-type="float" office:value="14524408">
            <text:p>1452440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0503965">
            <text:p>20503965</text:p>
          </table:table-cell>
          <table:table-cell table:style-name="ce47" office:value-type="float" office:value="14947999">
            <text:p>14947999</text:p>
          </table:table-cell>
          <table:table-cell table:style-name="ce50" office:value-type="float" office:value="14524942">
            <text:p>1452494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8:.C32])" office:value-type="float" office:value="20502403">
            <text:p>20502403</text:p>
          </table:table-cell>
          <table:table-cell table:style-name="ce48" table:formula="of:=AVERAGE([.D28:.D32])" office:value-type="float" office:value="14949791.4">
            <text:p>14949791.4</text:p>
          </table:table-cell>
          <table:table-cell table:style-name="ce51" table:formula="of:=AVERAGE([.E28:.E32])" office:value-type="float" office:value="14524960.8">
            <text:p>14524960.8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28393040">
            <text:p>228393040</text:p>
          </table:table-cell>
          <table:table-cell table:style-name="ce53" office:value-type="float" office:value="159940967">
            <text:p>159940967</text:p>
          </table:table-cell>
          <table:table-cell table:style-name="ce54" office:value-type="float" office:value="157016948">
            <text:p>1570169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28445434">
            <text:p>228445434</text:p>
          </table:table-cell>
          <table:table-cell office:value-type="float" office:value="159857759">
            <text:p>159857759</text:p>
          </table:table-cell>
          <table:table-cell table:style-name="ce50" office:value-type="float" office:value="157032820">
            <text:p>157032820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28358770">
            <text:p>228358770</text:p>
          </table:table-cell>
          <table:table-cell office:value-type="float" office:value="159912605">
            <text:p>159912605</text:p>
          </table:table-cell>
          <table:table-cell table:style-name="ce50" office:value-type="float" office:value="157012242">
            <text:p>15701224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28360810">
            <text:p>228360810</text:p>
          </table:table-cell>
          <table:table-cell office:value-type="float" office:value="159896007">
            <text:p>159896007</text:p>
          </table:table-cell>
          <table:table-cell table:style-name="ce50" office:value-type="float" office:value="157002710">
            <text:p>157002710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28347567">
            <text:p>228347567</text:p>
          </table:table-cell>
          <table:table-cell table:style-name="ce47" office:value-type="float" office:value="159914772">
            <text:p>159914772</text:p>
          </table:table-cell>
          <table:table-cell table:style-name="ce50" office:value-type="float" office:value="157032448">
            <text:p>1570324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36:.C40])" office:value-type="float" office:value="228381124.2">
            <text:p>228381124.2</text:p>
          </table:table-cell>
          <table:table-cell table:style-name="ce48" table:formula="of:=AVERAGE([.D36:.D40])" office:value-type="float" office:value="159904422">
            <text:p>159904422</text:p>
          </table:table-cell>
          <table:table-cell table:style-name="ce51" table:formula="of:=AVERAGE([.E36:.E40])" office:value-type="float" office:value="157019433.6">
            <text:p>157019433.6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main_loop (5000)" table:style-name="ta1">
        <table:shapes>
          <draw:frame draw:z-index="0" draw:style-name="gr1" svg:width="6.2988in" svg:height="3.5429in" svg:x="3.7012in" svg:y="1.5in">
            <draw:object draw:notify-on-update-of-ranges="'main_loop (5000)'.F4:'main_loop (5000)'.F8 'main_loop (5000)'.G3:'main_loop (5000)'.G3 'main_loop (5000)'.G4:'main_loop (5000)'.G8 'main_loop (5000)'.H3:'main_loop (5000)'.H3 'main_loop (5000)'.H4:'main_loop (5000)'.H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5"/>
        <table:table-column table:style-name="co2" table:default-cell-style-name="ce55"/>
        <table:table-column table:style-name="co4" table:number-columns-repeated="2" table:default-cell-style-name="ce55"/>
        <table:table-column table:style-name="co10" table:number-columns-repeated="13" table:default-cell-style-name="ce55"/>
        <table:table-column table:style-name="co4" table:number-columns-repeated="1007" table:default-cell-style-name="ce55"/>
        <table:table-row table:style-name="ro1">
          <table:table-cell table:style-name="ce35" office:value-type="string" table:number-columns-spanned="4" table:number-rows-spanned="2">
            <text:p>5000 iterations – main loop only – microseconds</text:p>
          </table:table-cell>
          <table:covered-table-cell table:number-columns-repeated="3" table:style-name="ce40"/>
          <table:table-cell table:style-name="ce60"/>
          <table:table-cell table:style-name="ce20" office:value-type="string" table:number-columns-spanned="3" table:number-rows-spanned="2">
            <text:p>Final table</text:p>
          </table:table-cell>
          <table:covered-table-cell table:number-columns-repeated="2" table:style-name="ce5"/>
          <table:table-cell table:style-name="ce5"/>
          <table:table-cell table:style-name="Default" table:number-columns-repeated="2"/>
          <table:table-cell table:number-columns-repeated="1013"/>
        </table:table-row>
        <table:table-row table:style-name="ro1">
          <table:covered-table-cell table:style-name="ce36"/>
          <table:covered-table-cell table:number-columns-repeated="3" table:style-name="ce40"/>
          <table:table-cell table:style-name="ce60"/>
          <table:covered-table-cell table:number-columns-repeated="3" table:style-name="ce5"/>
          <table:table-cell table:style-name="ce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/>
          <table:table-cell table:style-name="ce5"/>
          <table:table-cell table:style-name="ce21" office:value-type="string">
            <text:p>initial</text:p>
          </table:table-cell>
          <table:table-cell table:style-name="ce21" office:value-type="string">
            <text:p>optimized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161318">
            <text:p>161318</text:p>
          </table:table-cell>
          <table:table-cell table:style-name="ce54" office:value-type="float" office:value="138499">
            <text:p>138499</text:p>
          </table:table-cell>
          <table:table-cell table:style-name="Default"/>
          <table:table-cell table:style-name="ce21" office:value-type="string">
            <text:p>tiny</text:p>
          </table:table-cell>
          <table:table-cell table:style-name="ce22" table:formula="of:=[.C9]/1000000" office:value-type="float" office:value="0.1577864">
            <text:p>0.158</text:p>
          </table:table-cell>
          <table:table-cell table:style-name="ce28" table:formula="of:=[.D9]/1000000" office:value-type="float" office:value="0.1356574">
            <text:p>0.136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56243">
            <text:p>156243</text:p>
          </table:table-cell>
          <table:table-cell table:style-name="ce50" office:value-type="float" office:value="135310">
            <text:p>135310</text:p>
          </table:table-cell>
          <table:table-cell table:style-name="Default"/>
          <table:table-cell table:style-name="ce21" office:value-type="string">
            <text:p>small</text:p>
          </table:table-cell>
          <table:table-cell table:style-name="ce23" table:formula="of:=[.C17]/1000000" office:value-type="float" office:value="0.2503192">
            <text:p>0.250</text:p>
          </table:table-cell>
          <table:table-cell table:style-name="ce29" table:formula="of:=[.D17]/1000000" office:value-type="float" office:value="0.2330964">
            <text:p>0.233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56351">
            <text:p>156351</text:p>
          </table:table-cell>
          <table:table-cell table:style-name="ce50" office:value-type="float" office:value="134011">
            <text:p>134011</text:p>
          </table:table-cell>
          <table:table-cell table:style-name="Default"/>
          <table:table-cell table:style-name="ce21" office:value-type="string">
            <text:p>medium</text:p>
          </table:table-cell>
          <table:table-cell table:style-name="ce23" table:formula="of:=[.C25]/1000000" office:value-type="float" office:value="0.8764328">
            <text:p>0.876</text:p>
          </table:table-cell>
          <table:table-cell table:style-name="ce29" table:formula="of:=[.D25]/1000000" office:value-type="float" office:value="0.7280426">
            <text:p>0.728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58688">
            <text:p>158688</text:p>
          </table:table-cell>
          <table:table-cell table:style-name="ce50" office:value-type="float" office:value="134126">
            <text:p>134126</text:p>
          </table:table-cell>
          <table:table-cell table:style-name="Default"/>
          <table:table-cell table:style-name="ce21" office:value-type="string">
            <text:p>big</text:p>
          </table:table-cell>
          <table:table-cell table:style-name="ce23" table:formula="of:=[.C33]/1000000" office:value-type="float" office:value="3.8085104">
            <text:p>3.809</text:p>
          </table:table-cell>
          <table:table-cell table:style-name="ce29" table:formula="of:=[.D33]/1000000" office:value-type="float" office:value="2.7030908">
            <text:p>2.703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156332">
            <text:p>156332</text:p>
          </table:table-cell>
          <table:table-cell table:style-name="ce58" office:value-type="float" office:value="136341">
            <text:p>136341</text:p>
          </table:table-cell>
          <table:table-cell table:style-name="Default"/>
          <table:table-cell table:style-name="ce21" office:value-type="string">
            <text:p>huge</text:p>
          </table:table-cell>
          <table:table-cell table:style-name="ce24" table:formula="of:=[.C41]/1000000" office:value-type="float" office:value="19.2802278">
            <text:p>19.280</text:p>
          </table:table-cell>
          <table:table-cell table:style-name="ce30" table:formula="of:=[.D41]/1000000" office:value-type="float" office:value="13.3200716">
            <text:p>13.32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4:.C8])" office:value-type="float" office:value="157786.4">
            <text:p>157786.4</text:p>
          </table:table-cell>
          <table:table-cell table:style-name="ce59" table:formula="of:=AVERAGE([.D4:.D8])" office:value-type="float" office:value="135657.4">
            <text:p>135657.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48121">
            <text:p>248121</text:p>
          </table:table-cell>
          <table:table-cell table:style-name="ce54" office:value-type="float" office:value="233285">
            <text:p>23328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48122">
            <text:p>248122</text:p>
          </table:table-cell>
          <table:table-cell table:style-name="ce50" office:value-type="float" office:value="232879">
            <text:p>232879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47887">
            <text:p>247887</text:p>
          </table:table-cell>
          <table:table-cell table:style-name="ce50" office:value-type="float" office:value="233078">
            <text:p>23307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59511">
            <text:p>259511</text:p>
          </table:table-cell>
          <table:table-cell table:style-name="ce50" office:value-type="float" office:value="233303">
            <text:p>233303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247955">
            <text:p>247955</text:p>
          </table:table-cell>
          <table:table-cell table:style-name="ce58" office:value-type="float" office:value="232937">
            <text:p>232937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12:.C16])" office:value-type="float" office:value="250319.2">
            <text:p>250319.2</text:p>
          </table:table-cell>
          <table:table-cell table:style-name="ce59" table:formula="of:=AVERAGE([.D12:.D16])" office:value-type="float" office:value="233096.4">
            <text:p>233096.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877237">
            <text:p>877237</text:p>
          </table:table-cell>
          <table:table-cell table:style-name="ce54" office:value-type="float" office:value="724724">
            <text:p>72472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876249">
            <text:p>876249</text:p>
          </table:table-cell>
          <table:table-cell table:style-name="ce50" office:value-type="float" office:value="724425">
            <text:p>72442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877223">
            <text:p>877223</text:p>
          </table:table-cell>
          <table:table-cell table:style-name="ce50" office:value-type="float" office:value="742410">
            <text:p>742410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875729">
            <text:p>875729</text:p>
          </table:table-cell>
          <table:table-cell table:style-name="ce50" office:value-type="float" office:value="724098">
            <text:p>72409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875726">
            <text:p>875726</text:p>
          </table:table-cell>
          <table:table-cell table:style-name="ce58" office:value-type="float" office:value="724556">
            <text:p>72455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20:.C24])" office:value-type="float" office:value="876432.8">
            <text:p>876432.8</text:p>
          </table:table-cell>
          <table:table-cell table:style-name="ce59" table:formula="of:=AVERAGE([.D20:.D24])" office:value-type="float" office:value="728042.6">
            <text:p>728042.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3809116">
            <text:p>3809116</text:p>
          </table:table-cell>
          <table:table-cell table:style-name="ce54" office:value-type="float" office:value="2702496">
            <text:p>270249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3808676">
            <text:p>3808676</text:p>
          </table:table-cell>
          <table:table-cell table:style-name="ce50" office:value-type="float" office:value="2703151">
            <text:p>270315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3807674">
            <text:p>3807674</text:p>
          </table:table-cell>
          <table:table-cell table:style-name="ce50" office:value-type="float" office:value="2703118">
            <text:p>270311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3808663">
            <text:p>3808663</text:p>
          </table:table-cell>
          <table:table-cell table:style-name="ce50" office:value-type="float" office:value="2703311">
            <text:p>270331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3808423">
            <text:p>3808423</text:p>
          </table:table-cell>
          <table:table-cell table:style-name="ce58" office:value-type="float" office:value="2703378">
            <text:p>270337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28:.C32])" office:value-type="float" office:value="3808510.4">
            <text:p>3808510.4</text:p>
          </table:table-cell>
          <table:table-cell table:style-name="ce59" table:formula="of:=AVERAGE([.D28:.D32])" office:value-type="float" office:value="2703090.8">
            <text:p>2703090.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19281613">
            <text:p>19281613</text:p>
          </table:table-cell>
          <table:table-cell table:style-name="ce54" office:value-type="float" office:value="13319591">
            <text:p>1331959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9278718">
            <text:p>19278718</text:p>
          </table:table-cell>
          <table:table-cell table:style-name="ce50" office:value-type="float" office:value="13319962">
            <text:p>13319962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9274653">
            <text:p>19274653</text:p>
          </table:table-cell>
          <table:table-cell table:style-name="ce50" office:value-type="float" office:value="13320384">
            <text:p>1332038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9275859">
            <text:p>19275859</text:p>
          </table:table-cell>
          <table:table-cell table:style-name="ce50" office:value-type="float" office:value="13320759">
            <text:p>13320759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19290296">
            <text:p>19290296</text:p>
          </table:table-cell>
          <table:table-cell table:style-name="ce58" office:value-type="float" office:value="13319662">
            <text:p>13319662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36:.C40])" office:value-type="float" office:value="19280227.8">
            <text:p>19280227.8</text:p>
          </table:table-cell>
          <table:table-cell table:style-name="ce59" table:formula="of:=AVERAGE([.D36:.D40])" office:value-type="float" office:value="13320071.6">
            <text:p>13320071.6</text:p>
          </table:table-cell>
          <table:table-cell table:style-name="Default" table:number-columns-repeated="7"/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_prog" table:style-name="ta1"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4" table:default-cell-style-name="ce63"/>
        <table:table-column table:style-name="co11" table:default-cell-style-name="ce63"/>
        <table:table-column table:style-name="co4" table:number-columns-repeated="3" table:default-cell-style-name="ce63"/>
        <table:table-column table:style-name="co12" table:default-cell-style-name="ce63"/>
        <table:table-column table:style-name="co13" table:default-cell-style-name="ce63"/>
        <table:table-column table:style-name="co4" table:number-columns-repeated="1013" table:default-cell-style-name="ce63"/>
        <table:table-row table:style-name="ro1">
          <table:table-cell table:style-name="ce62" office:value-type="string" table:number-columns-spanned="6" table:number-rows-spanned="2">
            <text:p>Total program time (huge only) – microseconds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2">
          <table:table-cell table:style-name="ce64" office:value-type="string" table:number-columns-spanned="1" table:number-rows-spanned="7">
            <text:p>initial</text:p>
          </table:table-cell>
          <table:table-cell/>
          <table:table-cell table:style-name="ce66" office:value-type="string">
            <text:p>pre</text:p>
          </table:table-cell>
          <table:table-cell table:style-name="ce66" office:value-type="string">
            <text:p>loop</text:p>
          </table:table-cell>
          <table:table-cell table:style-name="ce66" office:value-type="string">
            <text:p>pos</text:p>
          </table:table-cell>
          <table:table-cell table:style-name="ce73" office:value-type="string">
            <text:p>TOTAL</text:p>
          </table:table-cell>
          <table:table-cell table:number-columns-repeated="2"/>
          <table:table-cell table:style-name="ce73" office:value-type="string">
            <text:p>initial</text:p>
          </table:table-cell>
          <table:table-cell table:style-name="ce73" office:value-type="string">
            <text:p>no division</text:p>
          </table:table-cell>
          <table:table-cell table:style-name="ce73" office:value-type="string">
            <text:p>optimal kernels</text:p>
          </table:table-cell>
          <table:table-cell table:number-columns-repeated="1013"/>
        </table:table-row>
        <table:table-row table:style-name="ro1">
          <table:covered-table-cell table:style-name="ce65"/>
          <table:table-cell table:style-name="ce66" office:value-type="string">
            <text:p>#01</text:p>
          </table:table-cell>
          <table:table-cell table:style-name="ce67" office:value-type="float" office:value="5857603">
            <text:p>5857603.00</text:p>
          </table:table-cell>
          <table:table-cell table:style-name="ce70" office:value-type="float" office:value="228393040">
            <text:p>228393040.00</text:p>
          </table:table-cell>
          <table:table-cell table:style-name="ce70" office:value-type="float" office:value="4246239">
            <text:p>4246239.00</text:p>
          </table:table-cell>
          <table:table-cell table:style-name="ce74" table:formula="of:=SUM([.C4:.E4])" office:value-type="float" office:value="238496882">
            <text:p>238496882.00</text:p>
          </table:table-cell>
          <table:table-cell/>
          <table:table-cell table:style-name="ce73" office:value-type="string">
            <text:p>time (s)</text:p>
          </table:table-cell>
          <table:table-cell table:style-name="ce73" table:formula="of:=[.F9]/1000000" office:value-type="float" office:value="238.5734616">
            <text:p>238.57</text:p>
          </table:table-cell>
          <table:table-cell table:style-name="ce73" table:formula="of:=[.F17]/1000000" office:value-type="float" office:value="170.239173">
            <text:p>170.24</text:p>
          </table:table-cell>
          <table:table-cell table:style-name="ce73" table:formula="of:=[.F25]/1000000" office:value-type="float" office:value="164.7310602">
            <text:p>164.73</text:p>
          </table:table-cell>
          <table:table-cell table:number-columns-repeated="1013"/>
        </table:table-row>
        <table:table-row table:style-name="ro1">
          <table:covered-table-cell table:style-name="ce65"/>
          <table:table-cell table:style-name="ce66" office:value-type="string">
            <text:p>#02</text:p>
          </table:table-cell>
          <table:table-cell table:style-name="ce68" office:value-type="float" office:value="5873411">
            <text:p>5873411.00</text:p>
          </table:table-cell>
          <table:table-cell table:style-name="ce71" office:value-type="float" office:value="228445434">
            <text:p>228445434.00</text:p>
          </table:table-cell>
          <table:table-cell table:style-name="ce71" office:value-type="float" office:value="4350163">
            <text:p>4350163.00</text:p>
          </table:table-cell>
          <table:table-cell table:style-name="ce75" table:formula="of:=SUM([.C5:.E5])" office:value-type="float" office:value="238669008">
            <text:p>238669008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3</text:p>
          </table:table-cell>
          <table:table-cell table:style-name="ce68" office:value-type="float" office:value="5852402">
            <text:p>5852402.00</text:p>
          </table:table-cell>
          <table:table-cell table:style-name="ce71" office:value-type="float" office:value="228358770">
            <text:p>228358770.00</text:p>
          </table:table-cell>
          <table:table-cell table:style-name="ce71" office:value-type="float" office:value="4355385">
            <text:p>4355385.00</text:p>
          </table:table-cell>
          <table:table-cell table:style-name="ce75" table:formula="of:=SUM([.C6:.E6])" office:value-type="float" office:value="238566557">
            <text:p>238566557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4</text:p>
          </table:table-cell>
          <table:table-cell table:style-name="ce68" office:value-type="float" office:value="5858672">
            <text:p>5858672.00</text:p>
          </table:table-cell>
          <table:table-cell table:style-name="ce71" office:value-type="float" office:value="228360810">
            <text:p>228360810.00</text:p>
          </table:table-cell>
          <table:table-cell table:style-name="ce71" office:value-type="float" office:value="4336058">
            <text:p>4336058.00</text:p>
          </table:table-cell>
          <table:table-cell table:style-name="ce75" table:formula="of:=SUM([.C7:.E7])" office:value-type="float" office:value="238555540">
            <text:p>238555540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5</text:p>
          </table:table-cell>
          <table:table-cell table:style-name="ce68" office:value-type="float" office:value="5864357">
            <text:p>5864357.00</text:p>
          </table:table-cell>
          <table:table-cell table:style-name="ce71" office:value-type="float" office:value="228347567">
            <text:p>228347567.00</text:p>
          </table:table-cell>
          <table:table-cell table:style-name="ce71" office:value-type="float" office:value="4367397">
            <text:p>4367397.00</text:p>
          </table:table-cell>
          <table:table-cell table:style-name="ce75" table:formula="of:=SUM([.C8:.E8])" office:value-type="float" office:value="238579321">
            <text:p>238579321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Average</text:p>
          </table:table-cell>
          <table:table-cell table:style-name="ce69" table:formula="of:=AVERAGE([.C4:.C8])" office:value-type="float" office:value="5861289">
            <text:p>5861289.00</text:p>
          </table:table-cell>
          <table:table-cell table:style-name="ce72" table:formula="of:=AVERAGE([.D4:.D8])" office:value-type="float" office:value="228381124.2">
            <text:p>228381124.20</text:p>
          </table:table-cell>
          <table:table-cell table:style-name="ce72" table:formula="of:=AVERAGE([.E4:.E8])" office:value-type="float" office:value="4331048.4">
            <text:p>4331048.40</text:p>
          </table:table-cell>
          <table:table-cell table:style-name="ce76" table:formula="of:=SUM([.C9:.E9])" office:value-type="float" office:value="238573461.6">
            <text:p>238573461.60</text:p>
          </table:table-cell>
          <table:table-cell table:number-columns-repeated="1018"/>
        </table:table-row>
        <table:table-row table:style-name="ro1">
          <table:table-cell table:style-name="ce65"/>
          <table:table-cell table:number-columns-repeated="1023"/>
        </table:table-row>
        <table:table-row table:style-name="ro2">
          <table:table-cell table:style-name="ce64" office:value-type="string" table:number-columns-spanned="1" table:number-rows-spanned="7">
            <text:p>no division</text:p>
          </table:table-cell>
          <table:table-cell/>
          <table:table-cell table:style-name="ce66" office:value-type="string">
            <text:p>pre</text:p>
          </table:table-cell>
          <table:table-cell table:style-name="ce66" office:value-type="string">
            <text:p>loop</text:p>
          </table:table-cell>
          <table:table-cell table:style-name="ce66" office:value-type="string">
            <text:p>pos</text:p>
          </table:table-cell>
          <table:table-cell table:style-name="ce73" office:value-type="string">
            <text:p>TOTAL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1</text:p>
          </table:table-cell>
          <table:table-cell table:style-name="ce67" office:value-type="float" office:value="6015368">
            <text:p>6015368.00</text:p>
          </table:table-cell>
          <table:table-cell table:style-name="ce70" office:value-type="float" office:value="159940967">
            <text:p>159940967.00</text:p>
          </table:table-cell>
          <table:table-cell table:style-name="ce70" office:value-type="float" office:value="4388005">
            <text:p>4388005.00</text:p>
          </table:table-cell>
          <table:table-cell table:style-name="ce74" table:formula="of:=SUM([.C12:.E12])" office:value-type="float" office:value="170344340">
            <text:p>170344340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2</text:p>
          </table:table-cell>
          <table:table-cell table:style-name="ce68" office:value-type="float" office:value="6028636">
            <text:p>6028636.00</text:p>
          </table:table-cell>
          <table:table-cell office:value-type="float" office:value="159857759">
            <text:p>159857759.00</text:p>
          </table:table-cell>
          <table:table-cell table:style-name="ce71" office:value-type="float" office:value="4329217">
            <text:p>4329217.00</text:p>
          </table:table-cell>
          <table:table-cell table:style-name="ce75" table:formula="of:=SUM([.C13:.E13])" office:value-type="float" office:value="170215612">
            <text:p>170215612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3</text:p>
          </table:table-cell>
          <table:table-cell table:style-name="ce68" office:value-type="float" office:value="6024930">
            <text:p>6024930.00</text:p>
          </table:table-cell>
          <table:table-cell office:value-type="float" office:value="159912605">
            <text:p>159912605.00</text:p>
          </table:table-cell>
          <table:table-cell table:style-name="ce71" office:value-type="float" office:value="4319056">
            <text:p>4319056.00</text:p>
          </table:table-cell>
          <table:table-cell table:style-name="ce75" table:formula="of:=SUM([.C14:.E14])" office:value-type="float" office:value="170256591">
            <text:p>170256591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4</text:p>
          </table:table-cell>
          <table:table-cell table:style-name="ce68" office:value-type="float" office:value="5885994">
            <text:p>5885994.00</text:p>
          </table:table-cell>
          <table:table-cell office:value-type="float" office:value="159896007">
            <text:p>159896007.00</text:p>
          </table:table-cell>
          <table:table-cell table:style-name="ce71" office:value-type="float" office:value="4399643">
            <text:p>4399643.00</text:p>
          </table:table-cell>
          <table:table-cell table:style-name="ce75" table:formula="of:=SUM([.C15:.E15])" office:value-type="float" office:value="170181644">
            <text:p>170181644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5</text:p>
          </table:table-cell>
          <table:table-cell table:style-name="ce68" office:value-type="float" office:value="5928256">
            <text:p>5928256.00</text:p>
          </table:table-cell>
          <table:table-cell table:style-name="ce71" office:value-type="float" office:value="159914772">
            <text:p>159914772.00</text:p>
          </table:table-cell>
          <table:table-cell table:style-name="ce71" office:value-type="float" office:value="4354650">
            <text:p>4354650.00</text:p>
          </table:table-cell>
          <table:table-cell table:style-name="ce75" table:formula="of:=SUM([.C16:.E16])" office:value-type="float" office:value="170197678">
            <text:p>170197678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Average</text:p>
          </table:table-cell>
          <table:table-cell table:style-name="ce69" table:formula="of:=AVERAGE([.C12:.C16])" office:value-type="float" office:value="5976636.8">
            <text:p>5976636.80</text:p>
          </table:table-cell>
          <table:table-cell table:style-name="ce72" table:formula="of:=AVERAGE([.D12:.D16])" office:value-type="float" office:value="159904422">
            <text:p>159904422.00</text:p>
          </table:table-cell>
          <table:table-cell table:style-name="ce72" table:formula="of:=AVERAGE([.E12:.E16])" office:value-type="float" office:value="4358114.2">
            <text:p>4358114.20</text:p>
          </table:table-cell>
          <table:table-cell table:style-name="ce76" table:formula="of:=SUM([.C17:.E17])" office:value-type="float" office:value="170239173">
            <text:p>170239173.00</text:p>
          </table:table-cell>
          <table:table-cell table:number-columns-repeated="1018"/>
        </table:table-row>
        <table:table-row table:style-name="ro1">
          <table:table-cell table:style-name="ce65"/>
          <table:table-cell table:number-columns-repeated="1023"/>
        </table:table-row>
        <table:table-row table:style-name="ro2">
          <table:table-cell table:style-name="ce64" office:value-type="string" table:number-columns-spanned="1" table:number-rows-spanned="7">
            <text:p>optimal kernels</text:p>
          </table:table-cell>
          <table:table-cell/>
          <table:table-cell table:style-name="ce66" office:value-type="string">
            <text:p>pre</text:p>
          </table:table-cell>
          <table:table-cell table:style-name="ce66" office:value-type="string">
            <text:p>loop</text:p>
          </table:table-cell>
          <table:table-cell table:style-name="ce66" office:value-type="string">
            <text:p>pos</text:p>
          </table:table-cell>
          <table:table-cell table:style-name="ce73" office:value-type="string">
            <text:p>TOTAL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1</text:p>
          </table:table-cell>
          <table:table-cell table:style-name="ce67" office:value-type="float" office:value="5945196">
            <text:p>5945196.00</text:p>
          </table:table-cell>
          <table:table-cell table:style-name="ce70" office:value-type="float" office:value="157016948">
            <text:p>157016948.00</text:p>
          </table:table-cell>
          <table:table-cell table:style-name="ce70" office:value-type="float" office:value="1705654">
            <text:p>1705654.00</text:p>
          </table:table-cell>
          <table:table-cell table:style-name="ce74" table:formula="of:=SUM([.C20:.E20])" office:value-type="float" office:value="164667798">
            <text:p>164667798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2</text:p>
          </table:table-cell>
          <table:table-cell table:style-name="ce68" office:value-type="float" office:value="5893675">
            <text:p>5893675.00</text:p>
          </table:table-cell>
          <table:table-cell table:style-name="ce71" office:value-type="float" office:value="157032820">
            <text:p>157032820.00</text:p>
          </table:table-cell>
          <table:table-cell table:style-name="ce71" office:value-type="float" office:value="1780674">
            <text:p>1780674.00</text:p>
          </table:table-cell>
          <table:table-cell table:style-name="ce75" table:formula="of:=SUM([.C21:.E21])" office:value-type="float" office:value="164707169">
            <text:p>164707169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3</text:p>
          </table:table-cell>
          <table:table-cell table:style-name="ce68" office:value-type="float" office:value="5901316">
            <text:p>5901316.00</text:p>
          </table:table-cell>
          <table:table-cell table:style-name="ce71" office:value-type="float" office:value="157012242">
            <text:p>157012242.00</text:p>
          </table:table-cell>
          <table:table-cell table:style-name="ce71" office:value-type="float" office:value="1692715">
            <text:p>1692715.00</text:p>
          </table:table-cell>
          <table:table-cell table:style-name="ce75" table:formula="of:=SUM([.C22:.E22])" office:value-type="float" office:value="164606273">
            <text:p>164606273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4</text:p>
          </table:table-cell>
          <table:table-cell table:style-name="ce68" office:value-type="float" office:value="6032774">
            <text:p>6032774.00</text:p>
          </table:table-cell>
          <table:table-cell table:style-name="ce71" office:value-type="float" office:value="157002710">
            <text:p>157002710.00</text:p>
          </table:table-cell>
          <table:table-cell table:style-name="ce71" office:value-type="float" office:value="1789435">
            <text:p>1789435.00</text:p>
          </table:table-cell>
          <table:table-cell table:style-name="ce75" table:formula="of:=SUM([.C23:.E23])" office:value-type="float" office:value="164824919">
            <text:p>164824919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5</text:p>
          </table:table-cell>
          <table:table-cell table:style-name="ce68" office:value-type="float" office:value="6028548">
            <text:p>6028548.00</text:p>
          </table:table-cell>
          <table:table-cell table:style-name="ce71" office:value-type="float" office:value="157032448">
            <text:p>157032448.00</text:p>
          </table:table-cell>
          <table:table-cell table:style-name="ce71" office:value-type="float" office:value="1788146">
            <text:p>1788146.00</text:p>
          </table:table-cell>
          <table:table-cell table:style-name="ce75" table:formula="of:=SUM([.C24:.E24])" office:value-type="float" office:value="164849142">
            <text:p>164849142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Average</text:p>
          </table:table-cell>
          <table:table-cell table:style-name="ce69" table:formula="of:=AVERAGE([.C20:.C24])" office:value-type="float" office:value="5960301.8">
            <text:p>5960301.80</text:p>
          </table:table-cell>
          <table:table-cell table:style-name="ce72" table:formula="of:=AVERAGE([.D20:.D24])" office:value-type="float" office:value="157019433.6">
            <text:p>157019433.60</text:p>
          </table:table-cell>
          <table:table-cell table:style-name="ce72" table:formula="of:=AVERAGE([.E20:.E24])" office:value-type="float" office:value="1751324.8">
            <text:p>1751324.80</text:p>
          </table:table-cell>
          <table:table-cell table:style-name="ce76" table:formula="of:=SUM([.C25:.E25])" office:value-type="float" office:value="164731060.2">
            <text:p>164731060.20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" table:style-name="ta1">
        <table:shapes>
          <draw:frame draw:z-index="0" draw:style-name="gr1" svg:width="6.2988in" svg:height="3.5429in" svg:x="4.4512in" svg:y="0in">
            <draw:object draw:notify-on-update-of-ranges="FINAL.B2:FINAL.D2 FINAL.B4:FINAL.D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7.7988in" svg:height="4in" svg:x="4.5in" svg:y="4.25in">
            <draw:object draw:notify-on-update-of-ranges="FINAL.B26:FINAL.B26 FINAL.C26:FINAL.D26 FINAL.B27:FINAL.B27 FINAL.C27:FINAL.D27 FINAL.B28:FINAL.B28 FINAL.C28:FINAL.D28 FINAL.B29:FINAL.B29 FINAL.C29:FINAL.D29 FINAL.B30:FINAL.B30 FINAL.C30:FINAL.D3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6.2988in" svg:height="3.5429in" svg:x="4.75in" svg:y="12.75in">
            <draw:object draw:notify-on-update-of-ranges="FINAL.A51:FINAL.A51 FINAL.B74:FINAL.E74 FINAL.A52:FINAL.A52 FINAL.B75:FINAL.E7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6.2988in" svg:height="3.5429in" svg:x="5.4512in" svg:y="8.5in">
            <draw:object draw:notify-on-update-of-ranges="FINAL.B50:FINAL.B50 FINAL.C50:FINAL.F50 FINAL.B53:FINAL.B53 FINAL.C53:FINAL.F5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svg:width="7.75in" svg:height="4in" svg:x="9.25in" svg:y="5.75in">
            <draw:object draw:notify-on-update-of-ranges="FINAL.B34:FINAL.B34 FINAL.C34:FINAL.D34 FINAL.B35:FINAL.B35 FINAL.C35:FINAL.D35 FINAL.B36:FINAL.B36 FINAL.C36:FINAL.D36 FINAL.B37:FINAL.B37 FINAL.C37:FINAL.D37 FINAL.B38:FINAL.B38 FINAL.C38:FINAL.D38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7"/>
          <table:table-cell table:style-name="ce77" office:value-type="string">
            <text:p>seq_original</text:p>
          </table:table-cell>
          <table:table-cell table:style-name="ce77" office:value-type="string">
            <text:p>seq_aos</text:p>
          </table:table-cell>
          <table:table-cell table:style-name="ce77" office:value-type="string">
            <text:p>seq_soa</text:p>
          </table:table-cell>
          <table:table-cell table:style-name="ce77" table:number-columns-repeated="1020"/>
        </table:table-row>
        <table:table-row table:style-name="ro1">
          <table:table-cell table:style-name="ce77" office:value-type="string">
            <text:p>us</text:p>
          </table:table-cell>
          <table:table-cell office:value-type="float" office:value="456525064">
            <text:p>456525064</text:p>
          </table:table-cell>
          <table:table-cell office:value-type="float" office:value="88064203">
            <text:p>88064203</text:p>
          </table:table-cell>
          <table:table-cell office:value-type="float" office:value="52640200">
            <text:p>52640200</text:p>
          </table:table-cell>
          <table:table-cell table:number-columns-repeated="1020"/>
        </table:table-row>
        <table:table-row table:style-name="ro1">
          <table:table-cell table:style-name="ce77" office:value-type="string">
            <text:p>s</text:p>
          </table:table-cell>
          <table:table-cell table:formula="of:=[.B3]/1000000" office:value-type="float" office:value="456.525064">
            <text:p>456.525064</text:p>
          </table:table-cell>
          <table:table-cell table:formula="of:=[.C3]/1000000" office:value-type="float" office:value="88.064203">
            <text:p>88.064203</text:p>
          </table:table-cell>
          <table:table-cell table:formula="of:=[.D3]/1000000" office:value-type="float" office:value="52.6402">
            <text:p>52.6402</text:p>
          </table:table-cell>
          <table:table-cell table:number-columns-repeated="1020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78" office:value-type="string" table:number-columns-spanned="1" table:number-rows-spanned="5">
            <text:p>speedup</text:p>
          </table:table-cell>
          <table:table-cell table:style-name="ce77"/>
          <table:table-cell table:style-name="ce77" office:value-type="string">
            <text:p>aos</text:p>
          </table:table-cell>
          <table:table-cell table:style-name="ce77" office:value-type="string">
            <text:p>soa</text:p>
          </table:table-cell>
          <table:table-cell table:number-columns-repeated="1020"/>
        </table:table-row>
        <table:table-row table:style-name="ro1">
          <table:covered-table-cell/>
          <table:table-cell table:style-name="ce77" office:value-type="string">
            <text:p>1 thread</text:p>
          </table:table-cell>
          <table:table-cell table:style-name="ce79" office:value-type="float" office:value="1">
            <text:p>1.00</text:p>
          </table:table-cell>
          <table:table-cell table:style-name="ce81" office:value-type="float" office:value="1">
            <text:p>1.00</text:p>
          </table:table-cell>
          <table:table-cell table:number-columns-repeated="1020"/>
        </table:table-row>
        <table:table-row table:style-name="ro1">
          <table:covered-table-cell/>
          <table:table-cell table:style-name="ce77" office:value-type="string">
            <text:p>6 threads</text:p>
          </table:table-cell>
          <table:table-cell table:style-name="ce79" office:value-type="float" office:value="1.09435774592232">
            <text:p>1.09</text:p>
          </table:table-cell>
          <table:table-cell table:style-name="ce81" office:value-type="float" office:value="3.5792089922351">
            <text:p>3.58</text:p>
          </table:table-cell>
          <table:table-cell table:number-columns-repeated="1020"/>
        </table:table-row>
        <table:table-row table:style-name="ro1">
          <table:covered-table-cell/>
          <table:table-cell table:style-name="ce77" office:value-type="string">
            <text:p>12 threads</text:p>
          </table:table-cell>
          <table:table-cell table:style-name="ce79" office:value-type="float" office:value="2.30921902009277">
            <text:p>2.31</text:p>
          </table:table-cell>
          <table:table-cell table:style-name="ce81" office:value-type="float" office:value="4.64860899475891">
            <text:p>4.65</text:p>
          </table:table-cell>
          <table:table-cell table:number-columns-repeated="1020"/>
        </table:table-row>
        <table:table-row table:style-name="ro1">
          <table:covered-table-cell/>
          <table:table-cell table:style-name="ce77" office:value-type="string">
            <text:p>24 threads</text:p>
          </table:table-cell>
          <table:table-cell table:style-name="ce79" office:value-type="float" office:value="1.657869118939">
            <text:p>1.66</text:p>
          </table:table-cell>
          <table:table-cell table:style-name="ce81" office:value-type="float" office:value="4.09312272816575">
            <text:p>4.0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/>
          <table:table-cell office:value-type="string">
            <text:p>aos</text:p>
          </table:table-cell>
          <table:table-cell office:value-type="string">
            <text:p>so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 thread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6 threads</text:p>
          </table:table-cell>
          <table:table-cell office:value-type="float" office:value="4.75524798997279">
            <text:p>4.75524799</text:p>
          </table:table-cell>
          <table:table-cell office:value-type="float" office:value="21.6444838892354">
            <text:p>21.644483889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2 threads</text:p>
          </table:table-cell>
          <table:table-cell office:value-type="float" office:value="10.0341128343259">
            <text:p>10.0341128343</text:p>
          </table:table-cell>
          <table:table-cell office:value-type="float" office:value="28.1114466108842">
            <text:p>28.1114466109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24 threads</text:p>
          </table:table-cell>
          <table:table-cell office:value-type="float" office:value="7.20384063150066">
            <text:p>7.2038406315</text:p>
          </table:table-cell>
          <table:table-cell office:value-type="float" office:value="24.7522648547893">
            <text:p>24.7522648548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/>
          <table:table-cell office:value-type="string">
            <text:p>seq</text:p>
          </table:table-cell>
          <table:table-cell office:value-type="string">
            <text:p>MPI-24</text:p>
          </table:table-cell>
          <table:table-cell office:value-type="string">
            <text:p>MPI-48</text:p>
          </table:table-cell>
          <table:table-cell office:value-type="string">
            <text:p>MPI-9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 (2000)</text:p>
          </table:table-cell>
          <table:table-cell office:value-type="float" office:value="95.25">
            <text:p>95.25</text:p>
          </table:table-cell>
          <table:table-cell office:value-type="float" office:value="18.42">
            <text:p>18.42</text:p>
          </table:table-cell>
          <table:table-cell office:value-type="float" office:value="10.17">
            <text:p>10.17</text:p>
          </table:table-cell>
          <table:table-cell office:value-type="float" office:value="17.47">
            <text:p>17.47</text:p>
          </table:table-cell>
          <table:table-cell table:number-columns-repeated="1018"/>
        </table:table-row>
        <table:table-row table:style-name="ro1">
          <table:table-cell table:style-name="ce77" office:value-type="string">
            <text:p>speedup</text:p>
          </table:table-cell>
          <table:table-cell office:value-type="string">
            <text:p>S (5000)</text:p>
          </table:table-cell>
          <table:table-cell table:formula="of:=[.C51]*2.5" office:value-type="float" office:value="238.125">
            <text:p>238.125</text:p>
          </table:table-cell>
          <table:table-cell table:formula="of:=[.D51]*2.5" office:value-type="float" office:value="46.05">
            <text:p>46.05</text:p>
          </table:table-cell>
          <table:table-cell table:formula="of:=[.E51]*2.5" office:value-type="float" office:value="25.425">
            <text:p>25.425</text:p>
          </table:table-cell>
          <table:table-cell table:formula="of:=[.F51]*2.5" office:value-type="float" office:value="43.675">
            <text:p>43.67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eedup</text:p>
          </table:table-cell>
          <table:table-cell office:value-type="float" office:value="1">
            <text:p>1</text:p>
          </table:table-cell>
          <table:table-cell table:formula="of:=[.$B$4]/[.D52]" office:value-type="float" office:value="9.91368217155266">
            <text:p>9.9136821716</text:p>
          </table:table-cell>
          <table:table-cell table:formula="of:=[.$B$4]/[.E52]" office:value-type="float" office:value="17.9557547295969">
            <text:p>17.9557547296</text:p>
          </table:table-cell>
          <table:table-cell table:formula="of:=[.$B$4]/[.F52]" office:value-type="float" office:value="10.4527776531196">
            <text:p>10.452777653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table:number-columns-repeated="1023"/>
        </table:table-row>
        <table:table-row table:style-name="ro1">
          <table:table-cell office:value-type="string">
            <text:p>speedup</text:p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table:style-name="ce77" office:value-type="string">
            <text:p>Sequential</text:p>
          </table:table-cell>
          <table:table-cell table:style-name="ce77" office:value-type="string">
            <text:p>OpenMP</text:p>
          </table:table-cell>
          <table:table-cell table:style-name="ce77" office:value-type="string">
            <text:p>MPI</text:p>
          </table:table-cell>
          <table:table-cell table:style-name="ce77" office:value-type="string">
            <text:p>CUD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0" office:value-type="float" office:value="28.1114466108842">
            <text:p>28.11</text:p>
          </table:table-cell>
          <table:table-cell office:value-type="float" office:value="-1">
            <text:p>-1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cuda</text:p>
          </table:table-cell>
          <table:table-cell table:number-columns-repeated="1022"/>
        </table:table-row>
        <table:table-row table:style-name="ro1">
          <table:table-cell/>
          <table:table-cell table:style-name="ce30" office:value-type="float" office:value="13.3200716">
            <text:p>13.320</text:p>
          </table:table-cell>
          <table:table-cell table:number-columns-repeated="1022"/>
        </table:table-row>
        <table:table-row table:style-name="ro1">
          <table:table-cell/>
          <table:table-cell table:formula="of:=[.B4]/[.B80]" office:value-type="float" office:value="34.273469220691">
            <text:p>34.2734692207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">
      <number:scientific-number number:decimal-places="0" number:min-integer-digits="1" number:min-exponent-digits="2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5P0"/>
    </number:currency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Palhas</meta:initial-creator>
    <meta:creation-date>2012-06-23T19:11:35</meta:creation-date>
    <dc:date>2012-07-01T20:37:08</dc:date>
    <dc:creator>Miguel Palhas</dc:creator>
    <meta:editing-duration>PT4H6S</meta:editing-duration>
    <meta:editing-cycles>36</meta:editing-cycles>
    <meta:generator>LibreOffice/3.5$Linux_X86_64 LibreOffice_project/350m1$Build-2</meta:generator>
    <meta:document-statistic meta:table-count="8" meta:cell-count="138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122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992cm" svg:y="8.141cm" style:legend-expansion="wide" chart:style-name="ch2"/>
        <chart:plot-area chart:style-name="ch3" table:cell-range-address="'main_loop (5000)'.F3:'main_loop (5000)'.H8" chart:data-source-has-labels="both" svg:x="1.498cm" svg:y="0.855cm" svg:width="13.862cm" svg:height="5.958cm">
          <chartooo:coordinate-region svg:x="2.812cm" svg:y="1.092cm" svg:width="12.548cm" svg:height="4.998cm"/>
          <chart:axis chart:dimension="x" chart:name="primary-x" chart:style-name="ch4" chartooo:axis-type="auto">
            <chartooo:date-scale/>
            <chart:title svg:x="7.349cm" svg:y="6.994cm" chart:style-name="ch5">
              <text:p>Test Case</text:p>
            </chart:title>
            <chart:categories table:cell-range-address="'main_loop (5000)'.F4:'main_loop (5000)'.F8"/>
          </chart:axis>
          <chart:axis chart:dimension="y" chart:name="primary-y" chart:style-name="ch6">
            <chart:title svg:x="0.451cm" svg:y="4.722cm" chart:style-name="ch7">
              <text:p>Time (s)</text:p>
            </chart:title>
            <chart:grid chart:style-name="ch8" chart:class="major"/>
          </chart:axis>
          <chart:series chart:style-name="ch9" chart:values-cell-range-address="'main_loop (5000)'.G4:'main_loop (5000)'.G8" chart:label-cell-address="'main_loop (5000)'.G3:'main_loop (5000)'.G3" chart:class="chart:bar">
            <chart:data-point chart:repeated="5"/>
          </chart:series>
          <chart:series chart:style-name="ch10" chart:values-cell-range-address="'main_loop (5000)'.H4:'main_loop (5000)'.H8" chart:label-cell-address="'main_loop (5000)'.H3:'main_loop (5000)'.H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</text:p>
                <draw:g>
                  <svg:desc>'main_loop (5000)'.G3:'main_loop (5000)'.G3</svg:desc>
                </draw:g>
              </table:table-cell>
              <table:table-cell office:value-type="string">
                <text:p>optimized</text:p>
                <draw:g>
                  <svg:desc>'main_loop (5000)'.H3:'main_loop (5000)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ny</text:p>
                <draw:g>
                  <svg:desc>'main_loop (5000)'.F4:'main_loop (5000)'.F8</svg:desc>
                </draw:g>
              </table:table-cell>
              <table:table-cell office:value-type="float" office:value="0.1577864">
                <text:p>0.1577864</text:p>
                <draw:g>
                  <svg:desc>'main_loop (5000)'.G4:'main_loop (5000)'.G8</svg:desc>
                </draw:g>
              </table:table-cell>
              <table:table-cell office:value-type="float" office:value="0.1356574">
                <text:p>0.1356574</text:p>
                <draw:g>
                  <svg:desc>'main_loop (5000)'.H4:'main_loop (5000)'.H8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0.2503192">
                <text:p>0.2503192</text:p>
              </table:table-cell>
              <table:table-cell office:value-type="float" office:value="0.2330964">
                <text:p>0.2330964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0.8764328">
                <text:p>0.8764328</text:p>
              </table:table-cell>
              <table:table-cell office:value-type="float" office:value="0.7280426">
                <text:p>0.7280426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3.8085104">
                <text:p>3.8085104</text:p>
              </table:table-cell>
              <table:table-cell office:value-type="float" office:value="2.7030908">
                <text:p>2.7030908</text:p>
              </table:table-cell>
            </table:table-row>
            <table:table-row>
              <table:table-cell office:value-type="string">
                <text:p>huge</text:p>
              </table:table-cell>
              <table:table-cell office:value-type="float" office:value="19.2802278">
                <text:p>19.2802278</text:p>
              </table:table-cell>
              <table:table-cell office:value-type="float" office:value="13.3200716">
                <text:p>13.3200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5" style:family="chart" style:data-style-name="N1">
      <style:chart-properties chart:display-label="true" chart:logarithmic="false" chart:origin="0" chart:interval-major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5.825cm" xlink:href=".." xlink:type="simple" chart:class="chart:bar" chart:style-name="ch1">
        <chart:plot-area chart:style-name="ch2" table:cell-range-address="update.L3:update.R3 update.L8:update.R8" chart:data-source-has-labels="row" svg:x="1.498cm" svg:y="0.599cm" svg:width="13.862cm" svg:height="3.962cm">
          <chartooo:coordinate-region svg:x="1.985cm" svg:y="0.837cm" svg:width="13.375cm" svg:height="3.001cm"/>
          <chart:axis chart:dimension="x" chart:name="primary-x" chart:style-name="ch3" chartooo:axis-type="auto">
            <chartooo:date-scale/>
            <chart:title svg:x="6.876cm" svg:y="4.678cm" chart:style-name="ch4">
              <text:p>Kernel Version</text:p>
            </chart:title>
            <chart:categories table:cell-range-address="update.L3:update.R3"/>
          </chart:axis>
          <chart:axis chart:dimension="y" chart:name="primary-y" chart:style-name="ch5">
            <chart:title svg:x="0.451cm" svg:y="3.646cm" chart:style-name="ch6">
              <text:p>Time (ms)</text:p>
            </chart:title>
            <chart:grid chart:style-name="ch7" chart:class="major"/>
          </chart:axis>
          <chart:series chart:style-name="ch8" chart:values-cell-range-address="update.L8:update.R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01</text:p>
                <draw:g>
                  <svg:desc>update.L3:update.R3</svg:desc>
                </draw:g>
              </table:table-cell>
              <table:table-cell office:value-type="string">
                <text:p>v02</text:p>
              </table:table-cell>
              <table:table-cell office:value-type="string">
                <text:p>v03</text:p>
              </table:table-cell>
              <table:table-cell office:value-type="string">
                <text:p>v04</text:p>
              </table:table-cell>
              <table:table-cell office:value-type="string">
                <text:p>v05</text:p>
              </table:table-cell>
              <table:table-cell office:value-type="string">
                <text:p>v06</text:p>
              </table:table-cell>
              <table:table-cell office:value-type="string">
                <text:p>v07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.601578">
                <text:p>3.601578</text:p>
                <draw:g>
                  <svg:desc>update.L8:update.R8</svg:desc>
                </draw:g>
              </table:table-cell>
              <table:table-cell office:value-type="float" office:value="3.034324">
                <text:p>3.034324</text:p>
              </table:table-cell>
              <table:table-cell office:value-type="float" office:value="3.011622">
                <text:p>3.011622</text:p>
              </table:table-cell>
              <table:table-cell office:value-type="float" office:value="3.011958">
                <text:p>3.011958</text:p>
              </table:table-cell>
              <table:table-cell office:value-type="float" office:value="1.9809">
                <text:p>1.9809</text:p>
              </table:table-cell>
              <table:table-cell office:value-type="float" office:value="1.978686">
                <text:p>1.978686</text:p>
              </table:table-cell>
              <table:table-cell office:value-type="float" office:value="1.954806">
                <text:p>1.954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5" style:family="chart" style:data-style-name="N2">
      <style:chart-properties chart:display-label="true" chart:logarithmic="false" chart:interval-major="0.05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5.884cm" xlink:href=".." xlink:type="simple" chart:class="chart:bar" chart:style-name="ch1">
        <chart:plot-area chart:style-name="ch2" table:cell-range-address="compute_flux.J3:compute_flux.N3 compute_flux.J8:compute_flux.N8" chart:data-source-has-labels="row" svg:x="1.498cm" svg:y="0.603cm" svg:width="13.862cm" svg:height="4.016cm">
          <chartooo:coordinate-region svg:x="2.576cm" svg:y="0.84cm" svg:width="12.784cm" svg:height="3.056cm"/>
          <chart:axis chart:dimension="x" chart:name="primary-x" chart:style-name="ch3" chartooo:axis-type="auto">
            <chartooo:date-scale/>
            <chart:title svg:x="6.876cm" svg:y="4.737cm" chart:style-name="ch4">
              <text:p>Kernel Version</text:p>
            </chart:title>
            <chart:categories table:cell-range-address="compute_flux.J3:compute_flux.N3"/>
          </chart:axis>
          <chart:axis chart:dimension="y" chart:name="primary-y" chart:style-name="ch5">
            <chart:title svg:x="0.451cm" svg:y="3.677cm" chart:style-name="ch6">
              <text:p>Time (ms)</text:p>
            </chart:title>
            <chart:grid chart:style-name="ch7" chart:class="major"/>
          </chart:axis>
          <chart:series chart:style-name="ch8" chart:values-cell-range-address="compute_flux.J8:compute_flux.N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01</text:p>
                <draw:g>
                  <svg:desc>compute_flux.J3:compute_flux.N3</svg:desc>
                </draw:g>
              </table:table-cell>
              <table:table-cell office:value-type="string">
                <text:p>v02</text:p>
              </table:table-cell>
              <table:table-cell office:value-type="string">
                <text:p>v03</text:p>
              </table:table-cell>
              <table:table-cell office:value-type="string">
                <text:p>v04</text:p>
              </table:table-cell>
              <table:table-cell office:value-type="string">
                <text:p>v05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7237724">
                <text:p>0.7237724</text:p>
                <draw:g>
                  <svg:desc>compute_flux.J8:compute_flux.N8</svg:desc>
                </draw:g>
              </table:table-cell>
              <table:table-cell office:value-type="float" office:value="0.7236776">
                <text:p>0.7236776</text:p>
              </table:table-cell>
              <table:table-cell office:value-type="float" office:value="0.7029384">
                <text:p>0.7029384</text:p>
              </table:table-cell>
              <table:table-cell office:value-type="float" office:value="0.7029834">
                <text:p>0.7029834</text:p>
              </table:table-cell>
              <table:table-cell office:value-type="float" office:value="0.7029932">
                <text:p>0.7029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number:min-integer-digits="1"/>
    </number:number-style>
    <number:number-style style:name="N123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12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213cm" svg:y="8.141cm" style:legend-expansion="wide" chart:style-name="ch2"/>
        <chart:plot-area chart:style-name="ch3" table:cell-range-address="'main_loop (full)'.G4:'main_loop (full)'.H8 'main_loop (full)'.G3:'main_loop (full)'.H3 'main_loop (full)'.J3:'main_loop (full)'.J8" chart:data-source-has-labels="both" svg:x="1.498cm" svg:y="0.855cm" svg:width="13.862cm" svg:height="5.958cm">
          <chartooo:coordinate-region svg:x="2.96cm" svg:y="1.093cm" svg:width="12.4cm" svg:height="4.997cm"/>
          <chart:axis chart:dimension="x" chart:name="primary-x" chart:style-name="ch4" chartooo:axis-type="auto">
            <chartooo:date-scale/>
            <chart:title svg:x="7.349cm" svg:y="6.994cm" chart:style-name="ch5">
              <text:p>Test Case</text:p>
            </chart:title>
            <chart:categories table:cell-range-address="'main_loop (full)'.G4:'main_loop (full)'.G8"/>
          </chart:axis>
          <chart:axis chart:dimension="y" chart:name="primary-y" chart:style-name="ch6">
            <chart:title svg:x="0.451cm" svg:y="4.722cm" chart:style-name="ch7">
              <text:p>Time (s)</text:p>
            </chart:title>
            <chart:grid chart:style-name="ch8" chart:class="major"/>
          </chart:axis>
          <chart:series chart:style-name="ch9" chart:values-cell-range-address="'main_loop (full)'.H4:'main_loop (full)'.H8" chart:label-cell-address="'main_loop (full)'.H3:'main_loop (full)'.H3" chart:class="chart:bar">
            <chart:data-point chart:repeated="5"/>
          </chart:series>
          <chart:series chart:style-name="ch10" chart:values-cell-range-address="'main_loop (full)'.J4:'main_loop (full)'.J8" chart:label-cell-address="'main_loop (full)'.J3:'main_loop (full)'.J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</text:p>
                <draw:g>
                  <svg:desc>'main_loop (full)'.H3:'main_loop (full)'.H3</svg:desc>
                </draw:g>
              </table:table-cell>
              <table:table-cell office:value-type="string">
                <text:p>kernels</text:p>
                <draw:g>
                  <svg:desc>'main_loop (full)'.J3:'main_loop (full)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ny</text:p>
                <draw:g>
                  <svg:desc>'main_loop (full)'.G4:'main_loop (full)'.G8</svg:desc>
                </draw:g>
              </table:table-cell>
              <table:table-cell office:value-type="float" office:value="0.06787">
                <text:p>0.06787</text:p>
                <draw:g>
                  <svg:desc>'main_loop (full)'.H4:'main_loop (full)'.H8</svg:desc>
                </draw:g>
              </table:table-cell>
              <table:table-cell office:value-type="float" office:value="0.0699504">
                <text:p>0.0699504</text:p>
                <draw:g>
                  <svg:desc>'main_loop (full)'.J4:'main_loop (full)'.J8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0.2448908">
                <text:p>0.2448908</text:p>
              </table:table-cell>
              <table:table-cell office:value-type="float" office:value="0.230584">
                <text:p>0.230584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2.07575">
                <text:p>2.07575</text:p>
              </table:table-cell>
              <table:table-cell office:value-type="float" office:value="1.645118">
                <text:p>1.645118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20.502403">
                <text:p>20.502403</text:p>
              </table:table-cell>
              <table:table-cell office:value-type="float" office:value="14.5249608">
                <text:p>14.5249608</text:p>
              </table:table-cell>
            </table:table-row>
            <table:table-row>
              <table:table-cell office:value-type="string">
                <text:p>huge</text:p>
              </table:table-cell>
              <table:table-cell office:value-type="float" office:value="228.3811242">
                <text:p>228.3811242</text:p>
              </table:table-cell>
              <table:table-cell office:value-type="float" office:value="157.0194336">
                <text:p>157.01943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5" style:family="chart" style:data-style-name="N0">
      <style:chart-properties chart:display-label="true" chart:logarithmic="false" chart:interval-major="10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INAL.B2:FINAL.D2 FINAL.B4:FINAL.D4" chart:data-source-has-labels="row" svg:x="1.498cm" svg:y="0.855cm" svg:width="13.862cm" svg:height="6.817cm">
          <chartooo:coordinate-region svg:x="2.458cm" svg:y="1.092cm" svg:width="12.902cm" svg:height="5.857cm"/>
          <chart:axis chart:dimension="x" chart:name="primary-x" chart:style-name="ch3" chartooo:axis-type="auto">
            <chartooo:date-scale/>
            <chart:title svg:x="7.585cm" svg:y="7.853cm" chart:style-name="ch4">
              <text:p>Version</text:p>
            </chart:title>
            <chart:categories table:cell-range-address="FINAL.B2:FINAL.D2"/>
          </chart:axis>
          <chart:axis chart:dimension="y" chart:name="primary-y" chart:style-name="ch5">
            <chart:title svg:x="0.451cm" svg:y="5.24cm" chart:style-name="ch6">
              <text:p>Speedup</text:p>
            </chart:title>
            <chart:grid chart:style-name="ch7" chart:class="major"/>
          </chart:axis>
          <chart:series chart:style-name="ch8" chart:values-cell-range-address="FINAL.B4:FINAL.D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original</text:p>
                <draw:g>
                  <svg:desc>FINAL.B2:FINAL.D2</svg:desc>
                </draw:g>
              </table:table-cell>
              <table:table-cell office:value-type="string">
                <text:p>seq_aos</text:p>
              </table:table-cell>
              <table:table-cell office:value-type="string">
                <text:p>seq_soa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56.525064">
                <text:p>456.525064</text:p>
                <draw:g>
                  <svg:desc>FINAL.B4:FINAL.D4</svg:desc>
                </draw:g>
              </table:table-cell>
              <table:table-cell office:value-type="float" office:value="88.064203">
                <text:p>88.064203</text:p>
              </table:table-cell>
              <table:table-cell office:value-type="float" office:value="52.6402">
                <text:p>52.64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1">
      <style:chart-properties chart:display-label="true" chart:logarithmic="false" chart:interval-major="2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10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fo:font-weight="bold" style:font-size-asian="10pt" style:font-size-complex="10pt"/>
    </style:style>
    <style:style style:name="ch11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4pt" fo:font-weight="bold" style:font-size-asian="10pt" style:font-size-complex="10pt"/>
    </style:style>
    <style:style style:name="ch12" style:family="chart" style:data-style-name="N122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4pt" fo:font-weight="bold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1cm" svg:height="10.161cm" xlink:href=".." xlink:type="simple" chart:class="chart:bar" chart:style-name="ch1">
        <chart:legend chart:legend-position="bottom" svg:x="4.959cm" svg:y="9.302cm" style:legend-expansion="wide" chart:style-name="ch2"/>
        <chart:plot-area chart:style-name="ch3" table:cell-range-address="FINAL.B26:FINAL.D30" chart:data-source-has-labels="both" svg:x="1.574cm" svg:y="0.947cm" svg:width="17.444cm" svg:height="7.004cm">
          <chartooo:coordinate-region svg:x="2.061cm" svg:y="1.185cm" svg:width="16.957cm" svg:height="6.043cm"/>
          <chart:axis chart:dimension="x" chart:name="primary-x" chart:style-name="ch4" chartooo:axis-type="auto">
            <chartooo:date-scale/>
            <chart:title svg:x="9.452cm" svg:y="8.155cm" chart:style-name="ch5">
              <text:p>Version</text:p>
            </chart:title>
            <chart:categories table:cell-range-address="FINAL.C26:FINAL.D26"/>
          </chart:axis>
          <chart:axis chart:dimension="y" chart:name="primary-y" chart:style-name="ch6">
            <chart:title svg:x="0.451cm" svg:y="5.426cm" chart:style-name="ch7">
              <text:p>Speedup</text:p>
            </chart:title>
            <chart:grid chart:style-name="ch8" chart:class="major"/>
          </chart:axis>
          <chart:series chart:style-name="ch9" chart:values-cell-range-address="FINAL.C27:FINAL.D27" chart:label-cell-address="FINAL.B27:FINAL.B27" chart:class="chart:bar">
            <chart:data-point chart:repeated="2"/>
          </chart:series>
          <chart:series chart:style-name="ch10" chart:values-cell-range-address="FINAL.C28:FINAL.D28" chart:label-cell-address="FINAL.B28:FINAL.B28" chart:class="chart:bar">
            <chart:data-point chart:repeated="2"/>
          </chart:series>
          <chart:series chart:style-name="ch11" chart:values-cell-range-address="FINAL.C29:FINAL.D29" chart:label-cell-address="FINAL.B29:FINAL.B29" chart:class="chart:bar">
            <chart:data-point chart:repeated="2"/>
          </chart:series>
          <chart:series chart:style-name="ch12" chart:values-cell-range-address="FINAL.C30:FINAL.D30" chart:label-cell-address="FINAL.B30:FINAL.B30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s</text:p>
                <draw:g>
                  <svg:desc>FINAL.C26:FINAL.D26</svg:desc>
                </draw:g>
              </table:table-cell>
              <table:table-cell office:value-type="string">
                <text:p>soa</text:p>
              </table:table-cell>
            </table:table-row>
          </table:table-header-rows>
          <table:table-rows>
            <table:table-row>
              <table:table-cell office:value-type="string">
                <text:p>1 thread</text:p>
                <draw:g>
                  <svg:desc>FINAL.B27:FINAL.B27</svg:desc>
                </draw:g>
              </table:table-cell>
              <table:table-cell office:value-type="float" office:value="1">
                <text:p>1</text:p>
                <draw:g>
                  <svg:desc>FINAL.C27:FINAL.D27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 threads</text:p>
                <draw:g>
                  <svg:desc>FINAL.B28:FINAL.B28</svg:desc>
                </draw:g>
              </table:table-cell>
              <table:table-cell office:value-type="float" office:value="1.09435774592232">
                <text:p>1.09435774592232</text:p>
                <draw:g>
                  <svg:desc>FINAL.C28:FINAL.D28</svg:desc>
                </draw:g>
              </table:table-cell>
              <table:table-cell office:value-type="float" office:value="3.5792089922351">
                <text:p>3.5792089922351</text:p>
              </table:table-cell>
            </table:table-row>
            <table:table-row>
              <table:table-cell office:value-type="string">
                <text:p>12 threads</text:p>
                <draw:g>
                  <svg:desc>FINAL.B29:FINAL.B29</svg:desc>
                </draw:g>
              </table:table-cell>
              <table:table-cell office:value-type="float" office:value="2.30921902009277">
                <text:p>2.30921902009277</text:p>
                <draw:g>
                  <svg:desc>FINAL.C29:FINAL.D29</svg:desc>
                </draw:g>
              </table:table-cell>
              <table:table-cell office:value-type="float" office:value="4.64860899475891">
                <text:p>4.64860899475891</text:p>
              </table:table-cell>
            </table:table-row>
            <table:table-row>
              <table:table-cell office:value-type="string">
                <text:p>24 threads</text:p>
                <draw:g>
                  <svg:desc>FINAL.B30:FINAL.B30</svg:desc>
                </draw:g>
              </table:table-cell>
              <table:table-cell office:value-type="float" office:value="1.657869118939">
                <text:p>1.657869118939</text:p>
                <draw:g>
                  <svg:desc>FINAL.C30:FINAL.D30</svg:desc>
                </draw:g>
              </table:table-cell>
              <table:table-cell office:value-type="float" office:value="4.09312272816575">
                <text:p>4.093122728165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fo:font-weight="bold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INAL.A51:FINAL.A52 FINAL.B74:FINAL.E75" chart:data-source-has-labels="both" svg:x="1.498cm" svg:y="0.855cm" svg:width="13.862cm" svg:height="7.545cm">
          <chartooo:coordinate-region svg:x="2.162cm" svg:y="1.064cm" svg:width="13.198cm" svg:height="7.129cm"/>
          <chart:axis chart:dimension="x" chart:name="primary-x" chart:style-name="ch3" chartooo:axis-type="auto">
            <chartooo:date-scale/>
            <chart:categories table:cell-range-address="FINAL.B74:FINAL.E74"/>
          </chart:axis>
          <chart:axis chart:dimension="y" chart:name="primary-y" chart:style-name="ch4">
            <chart:title svg:x="0.451cm" svg:y="5.604cm" chart:style-name="ch5">
              <text:p>Speedup</text:p>
            </chart:title>
            <chart:grid chart:style-name="ch6" chart:class="major"/>
          </chart:axis>
          <chart:series chart:style-name="ch7" chart:values-cell-range-address="FINAL.B75:FINAL.E75" chart:label-cell-address="FINAL.A52:FINAL.A5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FINAL.B74:FINAL.E74</svg:desc>
                </draw:g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CUDA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FINAL.A52:FINAL.A52</svg:desc>
                </draw:g>
              </table:table-cell>
              <table:table-cell office:value-type="float" office:value="1">
                <text:p>1</text:p>
                <draw:g>
                  <svg:desc>FINAL.B75:FINAL.E75</svg:desc>
                </draw:g>
              </table:table-cell>
              <table:table-cell office:value-type="float" office:value="28.1114466108842">
                <text:p>28.1114466108842</text:p>
              </table:table-cell>
              <table:table-cell office:value-type="float" office:value="-1">
                <text:p>-1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INAL.B50:FINAL.F50 FINAL.B53:FINAL.F53" chart:data-source-has-labels="both" svg:x="1.498cm" svg:y="0.855cm" svg:width="13.862cm" svg:height="7.545cm">
          <chartooo:coordinate-region svg:x="2.222cm" svg:y="1.092cm" svg:width="13.138cm" svg:height="6.585cm"/>
          <chart:axis chart:dimension="x" chart:name="primary-x" chart:style-name="ch3" chartooo:axis-type="auto">
            <chartooo:date-scale/>
            <chart:categories table:cell-range-address="FINAL.C50:FINAL.F50"/>
          </chart:axis>
          <chart:axis chart:dimension="y" chart:name="primary-y" chart:style-name="ch4">
            <chart:title svg:x="0.451cm" svg:y="5.604cm" chart:style-name="ch5">
              <text:p>Speedup</text:p>
            </chart:title>
            <chart:grid chart:style-name="ch6" chart:class="major"/>
          </chart:axis>
          <chart:series chart:style-name="ch7" chart:values-cell-range-address="FINAL.C53:FINAL.F53" chart:label-cell-address="FINAL.B53:FINAL.B5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FINAL.C50:FINAL.F50</svg:desc>
                </draw:g>
              </table:table-cell>
              <table:table-cell office:value-type="string">
                <text:p>MPI-24</text:p>
              </table:table-cell>
              <table:table-cell office:value-type="string">
                <text:p>MPI-48</text:p>
              </table:table-cell>
              <table:table-cell office:value-type="string">
                <text:p>MPI-96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FINAL.B53:FINAL.B53</svg:desc>
                </draw:g>
              </table:table-cell>
              <table:table-cell office:value-type="float" office:value="1">
                <text:p>1</text:p>
                <draw:g>
                  <svg:desc>FINAL.C53:FINAL.F53</svg:desc>
                </draw:g>
              </table:table-cell>
              <table:table-cell office:value-type="float" office:value="9.91368217155266">
                <text:p>9.91368217155266</text:p>
              </table:table-cell>
              <table:table-cell office:value-type="float" office:value="17.9557547295969">
                <text:p>17.9557547295969</text:p>
              </table:table-cell>
              <table:table-cell office:value-type="float" office:value="10.4527776531196">
                <text:p>10.45277765311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fo:font-weight="bold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4pt" fo:font-weight="bold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579d1c" dr3d:edge-rounding="5%"/>
      <style:text-properties fo:font-size="14pt" fo:font-weight="bold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86cm" svg:height="10.161cm" xlink:href=".." xlink:type="simple" chart:class="chart:bar" chart:style-name="ch1">
        <chart:legend chart:legend-position="bottom" svg:x="4.897cm" svg:y="9.302cm" style:legend-expansion="wide" chart:style-name="ch2"/>
        <chart:plot-area chart:style-name="ch3" table:cell-range-address="FINAL.B34:FINAL.D38" chart:data-source-has-labels="both" svg:x="1.571cm" svg:y="0.947cm" svg:width="17.329cm" svg:height="7.004cm">
          <chartooo:coordinate-region svg:x="2.295cm" svg:y="1.185cm" svg:width="16.605cm" svg:height="6.043cm"/>
          <chart:axis chart:dimension="x" chart:name="primary-x" chart:style-name="ch4" chartooo:axis-type="auto">
            <chartooo:date-scale/>
            <chart:title svg:x="9.391cm" svg:y="8.155cm" chart:style-name="ch5">
              <text:p>Version</text:p>
            </chart:title>
            <chart:categories table:cell-range-address="FINAL.C34:FINAL.D34"/>
          </chart:axis>
          <chart:axis chart:dimension="y" chart:name="primary-y" chart:style-name="ch6">
            <chart:title svg:x="0.451cm" svg:y="5.426cm" chart:style-name="ch7">
              <text:p>Speedup</text:p>
            </chart:title>
            <chart:grid chart:style-name="ch8" chart:class="major"/>
          </chart:axis>
          <chart:series chart:style-name="ch9" chart:values-cell-range-address="FINAL.C35:FINAL.D35" chart:label-cell-address="FINAL.B35:FINAL.B35" chart:class="chart:bar">
            <chart:data-point chart:repeated="2"/>
          </chart:series>
          <chart:series chart:style-name="ch10" chart:values-cell-range-address="FINAL.C36:FINAL.D36" chart:label-cell-address="FINAL.B36:FINAL.B36" chart:class="chart:bar">
            <chart:data-point chart:repeated="2"/>
          </chart:series>
          <chart:series chart:style-name="ch11" chart:values-cell-range-address="FINAL.C37:FINAL.D37" chart:label-cell-address="FINAL.B37:FINAL.B37" chart:class="chart:bar">
            <chart:data-point chart:repeated="2"/>
          </chart:series>
          <chart:series chart:style-name="ch12" chart:values-cell-range-address="FINAL.C38:FINAL.D38" chart:label-cell-address="FINAL.B38:FINAL.B38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s</text:p>
                <draw:g>
                  <svg:desc>FINAL.C34:FINAL.D34</svg:desc>
                </draw:g>
              </table:table-cell>
              <table:table-cell office:value-type="string">
                <text:p>soa</text:p>
              </table:table-cell>
            </table:table-row>
          </table:table-header-rows>
          <table:table-rows>
            <table:table-row>
              <table:table-cell office:value-type="string">
                <text:p>1 thread</text:p>
                <draw:g>
                  <svg:desc>FINAL.B35:FINAL.B35</svg:desc>
                </draw:g>
              </table:table-cell>
              <table:table-cell office:value-type="float" office:value="1">
                <text:p>1</text:p>
                <draw:g>
                  <svg:desc>FINAL.C35:FINAL.D35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 threads</text:p>
                <draw:g>
                  <svg:desc>FINAL.B36:FINAL.B36</svg:desc>
                </draw:g>
              </table:table-cell>
              <table:table-cell office:value-type="float" office:value="4.75524798997279">
                <text:p>4.75524798997279</text:p>
                <draw:g>
                  <svg:desc>FINAL.C36:FINAL.D36</svg:desc>
                </draw:g>
              </table:table-cell>
              <table:table-cell office:value-type="float" office:value="21.6444838892354">
                <text:p>21.6444838892354</text:p>
              </table:table-cell>
            </table:table-row>
            <table:table-row>
              <table:table-cell office:value-type="string">
                <text:p>12 threads</text:p>
                <draw:g>
                  <svg:desc>FINAL.B37:FINAL.B37</svg:desc>
                </draw:g>
              </table:table-cell>
              <table:table-cell office:value-type="float" office:value="10.0341128343259">
                <text:p>10.0341128343259</text:p>
                <draw:g>
                  <svg:desc>FINAL.C37:FINAL.D37</svg:desc>
                </draw:g>
              </table:table-cell>
              <table:table-cell office:value-type="float" office:value="28.1114466108842">
                <text:p>28.1114466108842</text:p>
              </table:table-cell>
            </table:table-row>
            <table:table-row>
              <table:table-cell office:value-type="string">
                <text:p>24 threads</text:p>
                <draw:g>
                  <svg:desc>FINAL.B38:FINAL.B38</svg:desc>
                </draw:g>
              </table:table-cell>
              <table:table-cell office:value-type="float" office:value="7.20384063150066">
                <text:p>7.20384063150066</text:p>
                <draw:g>
                  <svg:desc>FINAL.C38:FINAL.D38</svg:desc>
                </draw:g>
              </table:table-cell>
              <table:table-cell office:value-type="float" office:value="24.7522648547893">
                <text:p>24.75226485478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